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319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1.0728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0.9591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2335in"/>
    </style:style>
    <style:style style:name="co20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19">
            <text:p>11.9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222">
            <text:p>22.2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32">
            <text:p>23.2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1700">
            <text:p>11700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2934">
            <text:p>12934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3533">
            <text:p>13533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1-09">
            <text:p>2021-01-09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34 - 1.13)">
            <text:p>(0.34 - 1.13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46">
            <text:p>0.46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6" table:number-columns-repeated="3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column table:style-name="co15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97.875">
            <text:p>197.875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16836915446386">
            <text:p>0.0116836915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4116047735653">
            <text:p>1.0411604774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121.5">
            <text:p>121.5</text:p>
          </table:table-cell>
          <table:table-cell office:value-type="float" office:value="200">
            <text:p>200</text:p>
          </table:table-cell>
          <table:table-cell office:value-type="float" office:value="0.00810782896095848">
            <text:p>0.008107829</text:p>
          </table:table-cell>
          <table:table-cell office:value-type="float" office:value="0.00967048710601719">
            <text:p>0.0096704871</text:p>
          </table:table-cell>
          <table:table-cell office:value-type="float" office:value="0.0113778586869951">
            <text:p>0.0113778587</text:p>
          </table:table-cell>
          <table:table-cell office:value-type="float" office:value="1.02850624566866">
            <text:p>1.0285062457</text:p>
          </table:table-cell>
          <table:table-cell office:value-type="float" office:value="1.03403000077996">
            <text:p>1.0340300008</text:p>
          </table:table-cell>
          <table:table-cell office:value-type="float" office:value="1.04007623851435">
            <text:p>1.04007623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34">
            <text:p>234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211">
            <text:p>17211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431.125">
            <text:p>431.12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50493870199291">
            <text:p>0.02504938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889026992783">
            <text:p>1.0889026993</text:p>
          </table:table-cell>
          <table:table-cell table:number-columns-repeated="2" office:value-type="float" office:value="0">
            <text:p>0</text:p>
          </table:table-cell>
          <table:table-cell office:value-type="float" office:value="28.0163677727939">
            <text:p>28.0163677728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397">
            <text:p>18397</text:p>
          </table:table-cell>
          <table:table-cell office:value-type="float" office:value="148.75">
            <text:p>148.75</text:p>
          </table:table-cell>
          <table:table-cell office:value-type="float" office:value="142.625">
            <text:p>142.625</text:p>
          </table:table-cell>
          <table:table-cell office:value-type="float" office:value="698.75">
            <text:p>698.75</text:p>
          </table:table-cell>
          <table:table-cell office:value-type="float" office:value="0.0159603004291845">
            <text:p>0.0159603004</text:p>
          </table:table-cell>
          <table:table-cell office:value-type="float" office:value="0.0115094415752098">
            <text:p>0.0115094416</text:p>
          </table:table-cell>
          <table:table-cell office:value-type="float" office:value="0.0379817361526336">
            <text:p>0.0379817362</text:p>
          </table:table-cell>
          <table:table-cell office:value-type="float" office:value="1.05636032463413">
            <text:p>1.0563603246</text:p>
          </table:table-cell>
          <table:table-cell office:value-type="float" office:value="1.04054268131417">
            <text:p>1.0405426813</text:p>
          </table:table-cell>
          <table:table-cell office:value-type="float" office:value="1.13576359660531">
            <text:p>1.1357635966</text:p>
          </table:table-cell>
          <table:table-cell table:number-columns-repeated="2" office:value-type="float" office:value="0">
            <text:p>0</text:p>
          </table:table-cell>
          <table:table-cell office:value-type="float" office:value="18.593906851591">
            <text:p>18.593906851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560">
            <text:p>18560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857.375">
            <text:p>857.3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61947737068966">
            <text:p>0.0461947737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6586426392509">
            <text:p>1.1658642639</text:p>
          </table:table-cell>
          <table:table-cell table:number-columns-repeated="2" office:value-type="float" office:value="0">
            <text:p>0</text:p>
          </table:table-cell>
          <table:table-cell office:value-type="float" office:value="15.3488482878811">
            <text:p>15.3488482879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486">
            <text:p>18486</text:p>
          </table:table-cell>
          <table:table-cell office:value-type="float" office:value="17.625">
            <text:p>17.625</text:p>
          </table:table-cell>
          <table:table-cell office:value-type="float" office:value="182.25">
            <text:p>182.25</text:p>
          </table:table-cell>
          <table:table-cell office:value-type="float" office:value="907.625">
            <text:p>907.625</text:p>
          </table:table-cell>
          <table:table-cell office:value-type="float" office:value="0.00179152266720878">
            <text:p>0.0017915227</text:p>
          </table:table-cell>
          <table:table-cell office:value-type="float" office:value="0.0140994894012069">
            <text:p>0.0140994894</text:p>
          </table:table-cell>
          <table:table-cell office:value-type="float" office:value="0.0490979660283458">
            <text:p>0.049097966</text:p>
          </table:table-cell>
          <table:table-cell office:value-type="float" office:value="1.00627662006003">
            <text:p>1.0062766201</text:p>
          </table:table-cell>
          <table:table-cell office:value-type="float" office:value="1.04973785228292">
            <text:p>1.0497378523</text:p>
          </table:table-cell>
          <table:table-cell office:value-type="float" office:value="1.17656767722473">
            <text:p>1.1765676772</text:p>
          </table:table-cell>
          <table:table-cell table:number-columns-repeated="2" office:value-type="float" office:value="0">
            <text:p>0</text:p>
          </table:table-cell>
          <table:table-cell office:value-type="float" office:value="14.4614404544267">
            <text:p>14.4614404544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886">
            <text:p>12886</text:p>
          </table:table-cell>
          <table:table-cell office:value-type="float" office:value="19508">
            <text:p>19508</text:p>
          </table:table-cell>
          <table:table-cell office:value-type="float" office:value="37.125">
            <text:p>37.125</text:p>
          </table:table-cell>
          <table:table-cell office:value-type="float" office:value="290.5">
            <text:p>290.5</text:p>
          </table:table-cell>
          <table:table-cell office:value-type="float" office:value="1150.375">
            <text:p>1150.375</text:p>
          </table:table-cell>
          <table:table-cell office:value-type="float" office:value="0.0039054281506417">
            <text:p>0.0039054282</text:p>
          </table:table-cell>
          <table:table-cell office:value-type="float" office:value="0.022543846034456">
            <text:p>0.022543846</text:p>
          </table:table-cell>
          <table:table-cell office:value-type="float" office:value="0.0589693971703916">
            <text:p>0.0589693972</text:p>
          </table:table-cell>
          <table:table-cell office:value-type="float" office:value="1.01369889317056">
            <text:p>1.0136988932</text:p>
          </table:table-cell>
          <table:table-cell office:value-type="float" office:value="1.07989958210889">
            <text:p>1.0798995821</text:p>
          </table:table-cell>
          <table:table-cell office:value-type="float" office:value="1.21320857410954">
            <text:p>1.2132085741</text:p>
          </table:table-cell>
          <table:table-cell office:value-type="float" office:value="0">
            <text:p>0</text:p>
          </table:table-cell>
          <table:table-cell office:value-type="float" office:value="31.09191089984">
            <text:p>31.0919108998</text:p>
          </table:table-cell>
          <table:table-cell office:value-type="float" office:value="12.0976184023121">
            <text:p>12.0976184023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office:value-type="float" office:value="224">
            <text:p>224</text:p>
          </table:table-cell>
          <table:table-cell office:value-type="float" office:value="297">
            <text:p>297</text:p>
          </table:table-cell>
          <table:table-cell office:value-type="float" office:value="9334">
            <text:p>9334</text:p>
          </table:table-cell>
          <table:table-cell office:value-type="float" office:value="13598">
            <text:p>13598</text:p>
          </table:table-cell>
          <table:table-cell office:value-type="float" office:value="21733">
            <text:p>21733</text:p>
          </table:table-cell>
          <table:table-cell office:value-type="float" office:value="90.875">
            <text:p>90.875</text:p>
          </table:table-cell>
          <table:table-cell office:value-type="float" office:value="563.75">
            <text:p>563.75</text:p>
          </table:table-cell>
          <table:table-cell office:value-type="float" office:value="1105.875">
            <text:p>1105.875</text:p>
          </table:table-cell>
          <table:table-cell office:value-type="float" office:value="0.00973591172059139">
            <text:p>0.0097359117</text:p>
          </table:table-cell>
          <table:table-cell office:value-type="float" office:value="0.0414583026915723">
            <text:p>0.0414583027</text:p>
          </table:table-cell>
          <table:table-cell office:value-type="float" office:value="0.0508845994570469">
            <text:p>0.0508845995</text:p>
          </table:table-cell>
          <table:table-cell office:value-type="float" office:value="1.03426147545705">
            <text:p>1.0342614755</text:p>
          </table:table-cell>
          <table:table-cell office:value-type="float" office:value="1.14847288951015">
            <text:p>1.1484728895</text:p>
          </table:table-cell>
          <table:table-cell office:value-type="float" office:value="1.183171013325">
            <text:p>1.1831710133</text:p>
          </table:table-cell>
          <table:table-cell office:value-type="float" office:value="0">
            <text:p>0</text:p>
          </table:table-cell>
          <table:table-cell office:value-type="float" office:value="17.0633675696344">
            <text:p>17.0633675696</text:p>
          </table:table-cell>
          <table:table-cell office:value-type="float" office:value="13.9656511549727">
            <text:p>13.965651155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248">
            <text:p>248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929">
            <text:p>13929</text:p>
          </table:table-cell>
          <table:table-cell office:value-type="float" office:value="23343">
            <text:p>23343</text:p>
          </table:table-cell>
          <table:table-cell office:value-type="float" office:value="120">
            <text:p>120</text:p>
          </table:table-cell>
          <table:table-cell office:value-type="float" office:value="595">
            <text:p>595</text:p>
          </table:table-cell>
          <table:table-cell office:value-type="float" office:value="1225.25">
            <text:p>1225.25</text:p>
          </table:table-cell>
          <table:table-cell office:value-type="float" office:value="0.0121976011384428">
            <text:p>0.0121976011</text:p>
          </table:table-cell>
          <table:table-cell office:value-type="float" office:value="0.0427166343599684">
            <text:p>0.0427166344</text:p>
          </table:table-cell>
          <table:table-cell office:value-type="float" office:value="0.0524889688557598">
            <text:p>0.0524889689</text:p>
          </table:table-cell>
          <table:table-cell office:value-type="float" office:value="1.04298321567267">
            <text:p>1.0429832157</text:p>
          </table:table-cell>
          <table:table-cell office:value-type="float" office:value="1.15308465352793">
            <text:p>1.1530846535</text:p>
          </table:table-cell>
          <table:table-cell office:value-type="float" office:value="1.18911137102418">
            <text:p>1.189111371</text:p>
          </table:table-cell>
          <table:table-cell office:value-type="float" office:value="0">
            <text:p>0</text:p>
          </table:table-cell>
          <table:table-cell office:value-type="float" office:value="16.5707912411918">
            <text:p>16.5707912412</text:p>
          </table:table-cell>
          <table:table-cell office:value-type="float" office:value="13.5491968845774">
            <text:p>13.5491968846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94">
            <text:p>494</text:p>
          </table:table-cell>
          <table:table-cell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725">
            <text:p>14725</text:p>
          </table:table-cell>
          <table:table-cell office:value-type="float" office:value="24771">
            <text:p>24771</text:p>
          </table:table-cell>
          <table:table-cell office:value-type="float" office:value="145.125">
            <text:p>145.125</text:p>
          </table:table-cell>
          <table:table-cell office:value-type="float" office:value="840.25">
            <text:p>840.25</text:p>
          </table:table-cell>
          <table:table-cell office:value-type="float" office:value="1417.375">
            <text:p>1417.375</text:p>
          </table:table-cell>
          <table:table-cell office:value-type="float" office:value="0.0141585365853659">
            <text:p>0.0141585366</text:p>
          </table:table-cell>
          <table:table-cell office:value-type="float" office:value="0.057062818336163">
            <text:p>0.0570628183</text:p>
          </table:table-cell>
          <table:table-cell office:value-type="float" office:value="0.0572191272051996">
            <text:p>0.0572191272</text:p>
          </table:table-cell>
          <table:table-cell office:value-type="float" office:value="1.04994778779893">
            <text:p>1.0499477878</text:p>
          </table:table-cell>
          <table:table-cell office:value-type="float" office:value="1.20610194804004">
            <text:p>1.206101948</text:p>
          </table:table-cell>
          <table:table-cell office:value-type="float" office:value="1.20668404111372">
            <text:p>1.2066840411</text:p>
          </table:table-cell>
          <table:table-cell office:value-type="float" office:value="0">
            <text:p>0</text:p>
          </table:table-cell>
          <table:table-cell office:value-type="float" office:value="12.490458122672">
            <text:p>12.4904581227</text:p>
          </table:table-cell>
          <table:table-cell office:value-type="float" office:value="12.4572666605763">
            <text:p>12.4572666606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10101">
            <text:p>10101</text:p>
          </table:table-cell>
          <table:table-cell office:value-type="float" office:value="15680">
            <text:p>15680</text:p>
          </table:table-cell>
          <table:table-cell office:value-type="float" office:value="26262">
            <text:p>26262</text:p>
          </table:table-cell>
          <table:table-cell office:value-type="float" office:value="271">
            <text:p>271</text:p>
          </table:table-cell>
          <table:table-cell office:value-type="float" office:value="903.25">
            <text:p>903.25</text:p>
          </table:table-cell>
          <table:table-cell office:value-type="float" office:value="1573.75">
            <text:p>1573.75</text:p>
          </table:table-cell>
          <table:table-cell office:value-type="float" office:value="0.0268290268290268">
            <text:p>0.0268290268</text:p>
          </table:table-cell>
          <table:table-cell office:value-type="float" office:value="0.0576052295918367">
            <text:p>0.0576052296</text:p>
          </table:table-cell>
          <table:table-cell office:value-type="float" office:value="0.0599249866727591">
            <text:p>0.0599249867</text:p>
          </table:table-cell>
          <table:table-cell office:value-type="float" office:value="1.09531239539556">
            <text:p>1.0953123954</text:p>
          </table:table-cell>
          <table:table-cell office:value-type="float" office:value="1.20812229402503">
            <text:p>1.208122294</text:p>
          </table:table-cell>
          <table:table-cell office:value-type="float" office:value="1.21677582124901">
            <text:p>1.2167758212</text:p>
          </table:table-cell>
          <table:table-cell office:value-type="float" office:value="26.1807626693989">
            <text:p>26.1807626694</text:p>
          </table:table-cell>
          <table:table-cell office:value-type="float" office:value="12.3760514101439">
            <text:p>12.3760514101</text:p>
          </table:table-cell>
          <table:table-cell office:value-type="float" office:value="11.9101263451">
            <text:p>11.9101263451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1">
            <text:p>571</text:p>
          </table:table-cell>
          <table:table-cell office:value-type="float" office:value="430">
            <text:p>430</text:p>
          </table:table-cell>
          <table:table-cell office:value-type="float" office:value="10645">
            <text:p>10645</text:p>
          </table:table-cell>
          <table:table-cell office:value-type="float" office:value="16348">
            <text:p>16348</text:p>
          </table:table-cell>
          <table:table-cell office:value-type="float" office:value="27507">
            <text:p>27507</text:p>
          </table:table-cell>
          <table:table-cell office:value-type="float" office:value="421.75">
            <text:p>421.75</text:p>
          </table:table-cell>
          <table:table-cell office:value-type="float" office:value="850.75">
            <text:p>850.75</text:p>
          </table:table-cell>
          <table:table-cell office:value-type="float" office:value="1367.125">
            <text:p>1367.125</text:p>
          </table:table-cell>
          <table:table-cell office:value-type="float" office:value="0.0396195396899953">
            <text:p>0.0396195397</text:p>
          </table:table-cell>
          <table:table-cell office:value-type="float" office:value="0.052040004893565">
            <text:p>0.0520400049</text:p>
          </table:table-cell>
          <table:table-cell office:value-type="float" office:value="0.0497009852037663">
            <text:p>0.0497009852</text:p>
          </table:table-cell>
          <table:table-cell office:value-type="float" office:value="1.14174501644847">
            <text:p>1.1417450164</text:p>
          </table:table-cell>
          <table:table-cell office:value-type="float" office:value="1.18744801486175">
            <text:p>1.1874480149</text:p>
          </table:table-cell>
          <table:table-cell office:value-type="float" office:value="1.17879501655642">
            <text:p>1.1787950166</text:p>
          </table:table-cell>
          <table:table-cell office:value-type="float" office:value="17.8394134468039">
            <text:p>17.8394134468</text:p>
          </table:table-cell>
          <table:table-cell office:value-type="float" office:value="13.6631498150104">
            <text:p>13.663149815</text:p>
          </table:table-cell>
          <table:table-cell office:value-type="float" office:value="14.2901188140796">
            <text:p>14.2901188141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15">
            <text:p>515</text:p>
          </table:table-cell>
          <table:table-cell office:value-type="float" office:value="424">
            <text:p>424</text:p>
          </table:table-cell>
          <table:table-cell office:value-type="float" office:value="10898">
            <text:p>10898</text:p>
          </table:table-cell>
          <table:table-cell office:value-type="float" office:value="17272">
            <text:p>17272</text:p>
          </table:table-cell>
          <table:table-cell office:value-type="float" office:value="28707">
            <text:p>28707</text:p>
          </table:table-cell>
          <table:table-cell office:value-type="float" office:value="509.875">
            <text:p>509.875</text:p>
          </table:table-cell>
          <table:table-cell office:value-type="float" office:value="535.875">
            <text:p>535.875</text:p>
          </table:table-cell>
          <table:table-cell office:value-type="float" office:value="892.25">
            <text:p>892.25</text:p>
          </table:table-cell>
          <table:table-cell office:value-type="float" office:value="0.0467861075426684">
            <text:p>0.0467861075</text:p>
          </table:table-cell>
          <table:table-cell office:value-type="float" office:value="0.0310256484483557">
            <text:p>0.0310256484</text:p>
          </table:table-cell>
          <table:table-cell office:value-type="float" office:value="0.031081269376807">
            <text:p>0.0310812694</text:p>
          </table:table-cell>
          <table:table-cell office:value-type="float" office:value="1.16804169852297">
            <text:p>1.1680416985</text:p>
          </table:table-cell>
          <table:table-cell office:value-type="float" office:value="1.11047644765806">
            <text:p>1.1104764477</text:p>
          </table:table-cell>
          <table:table-cell office:value-type="float" office:value="1.11067789161873">
            <text:p>1.1106778916</text:p>
          </table:table-cell>
          <table:table-cell office:value-type="float" office:value="15.159167579821">
            <text:p>15.1591675798</text:p>
          </table:table-cell>
          <table:table-cell office:value-type="float" office:value="22.6859108723648">
            <text:p>22.6859108724</text:p>
          </table:table-cell>
          <table:table-cell office:value-type="float" office:value="22.6459276376566">
            <text:p>22.6459276377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table:number-columns-repeated="2" office:value-type="float" office:value="559">
            <text:p>559</text:p>
          </table:table-cell>
          <table:table-cell office:value-type="float" office:value="10786">
            <text:p>10786</text:p>
          </table:table-cell>
          <table:table-cell office:value-type="float" office:value="18258">
            <text:p>18258</text:p>
          </table:table-cell>
          <table:table-cell office:value-type="float" office:value="30121">
            <text:p>30121</text:p>
          </table:table-cell>
          <table:table-cell office:value-type="float" office:value="519.75">
            <text:p>519.75</text:p>
          </table:table-cell>
          <table:table-cell office:value-type="float" office:value="946.375">
            <text:p>946.375</text:p>
          </table:table-cell>
          <table:table-cell office:value-type="float" office:value="487.375">
            <text:p>487.375</text:p>
          </table:table-cell>
          <table:table-cell office:value-type="float" office:value="0.0481874652327091">
            <text:p>0.0481874652</text:p>
          </table:table-cell>
          <table:table-cell office:value-type="float" office:value="0.0518334428743564">
            <text:p>0.0518334429</text:p>
          </table:table-cell>
          <table:table-cell office:value-type="float" office:value="0.0161805716941669">
            <text:p>0.0161805717</text:p>
          </table:table-cell>
          <table:table-cell office:value-type="float" office:value="1.17320731065337">
            <text:p>1.1732073107</text:p>
          </table:table-cell>
          <table:table-cell office:value-type="float" office:value="1.18668299342866">
            <text:p>1.1866829934</text:p>
          </table:table-cell>
          <table:table-cell office:value-type="float" office:value="1.05714515029427">
            <text:p>1.0571451503</text:p>
          </table:table-cell>
          <table:table-cell office:value-type="float" office:value="14.7282429231984">
            <text:p>14.7282429232</text:p>
          </table:table-cell>
          <table:table-cell office:value-type="float" office:value="13.7162408665383">
            <text:p>13.71624086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46">
            <text:p>446</text:p>
          </table:table-cell>
          <table:table-cell office:value-type="float" office:value="11322">
            <text:p>11322</text:p>
          </table:table-cell>
          <table:table-cell office:value-type="float" office:value="19243">
            <text:p>19243</text:p>
          </table:table-cell>
          <table:table-cell office:value-type="float" office:value="31902">
            <text:p>31902</text:p>
          </table:table-cell>
          <table:table-cell office:value-type="float" office:value="664.875">
            <text:p>664.875</text:p>
          </table:table-cell>
          <table:table-cell office:value-type="float" office:value="1151.875">
            <text:p>1151.875</text:p>
          </table:table-cell>
          <table:table-cell office:value-type="float" office:value="225.25">
            <text:p>225.25</text:p>
          </table:table-cell>
          <table:table-cell office:value-type="float" office:value="0.0587241653418124">
            <text:p>0.0587241653</text:p>
          </table:table-cell>
          <table:table-cell office:value-type="float" office:value="0.0598594294028998">
            <text:p>0.0598594294</text:p>
          </table:table-cell>
          <table:table-cell office:value-type="float" office:value="0.0070606858504169">
            <text:p>0.0070606859</text:p>
          </table:table-cell>
          <table:table-cell office:value-type="float" office:value="1.21229369278272">
            <text:p>1.2122936928</text:p>
          </table:table-cell>
          <table:table-cell office:value-type="float" office:value="1.21653097943549">
            <text:p>1.2165309794</text:p>
          </table:table-cell>
          <table:table-cell office:value-type="float" office:value="1.02481011291443">
            <text:p>1.0248101129</text:p>
          </table:table-cell>
          <table:table-cell office:value-type="float" office:value="12.1467179038877">
            <text:p>12.1467179039</text:p>
          </table:table-cell>
          <table:table-cell office:value-type="float" office:value="11.9227978515207">
            <text:p>11.92279785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718">
            <text:p>12718</text:p>
          </table:table-cell>
          <table:table-cell office:value-type="float" office:value="20525">
            <text:p>20525</text:p>
          </table:table-cell>
          <table:table-cell office:value-type="float" office:value="32343">
            <text:p>32343</text:p>
          </table:table-cell>
          <table:table-cell office:value-type="float" office:value="706">
            <text:p>706</text:p>
          </table:table-cell>
          <table:table-cell office:value-type="float" office:value="983">
            <text:p>983</text:p>
          </table:table-cell>
          <table:table-cell office:value-type="float" office:value="-5.25">
            <text:p>-5.25</text:p>
          </table:table-cell>
          <table:table-cell office:value-type="float" office:value="0.0555118729359962">
            <text:p>0.0555118729</text:p>
          </table:table-cell>
          <table:table-cell office:value-type="float" office:value="0.0478928136419001">
            <text:p>0.0478928136</text:p>
          </table:table-cell>
          <table:table-cell office:value-type="float" office:value="-0.000162322604582135">
            <text:p>-0.0001623226</text:p>
          </table:table-cell>
          <table:table-cell office:value-type="float" office:value="1.20033142862824">
            <text:p>1.2003314286</text:p>
          </table:table-cell>
          <table:table-cell office:value-type="float" office:value="1.17212054207978">
            <text:p>1.1721205421</text:p>
          </table:table-cell>
          <table:table-cell office:value-type="float" office:value="0.999431922527273">
            <text:p>0.9994319225</text:p>
          </table:table-cell>
          <table:table-cell office:value-type="float" office:value="12.8299202861814">
            <text:p>12.8299202862</text:p>
          </table:table-cell>
          <table:table-cell office:value-type="float" office:value="14.8167564194916">
            <text:p>14.81675641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21">
            <text:p>521</text:p>
          </table:table-cell>
          <table:table-cell office:value-type="float" office:value="644">
            <text:p>644</text:p>
          </table:table-cell>
          <table:table-cell office:value-type="float" office:value="13566">
            <text:p>13566</text:p>
          </table:table-cell>
          <table:table-cell office:value-type="float" office:value="21458">
            <text:p>21458</text:p>
          </table:table-cell>
          <table:table-cell office:value-type="float" office:value="30671">
            <text:p>30671</text:p>
          </table:table-cell>
          <table:table-cell office:value-type="float" office:value="760.5">
            <text:p>760.5</text:p>
          </table:table-cell>
          <table:table-cell office:value-type="float" office:value="673.375">
            <text:p>673.375</text:p>
          </table:table-cell>
          <table:table-cell office:value-type="float" office:value="-62.5">
            <text:p>-62.5</text:p>
          </table:table-cell>
          <table:table-cell office:value-type="float" office:value="0.0560592658115878">
            <text:p>0.0560592658</text:p>
          </table:table-cell>
          <table:table-cell office:value-type="float" office:value="0.0313810699972038">
            <text:p>0.03138107</text:p>
          </table:table-cell>
          <table:table-cell office:value-type="float" office:value="-0.00203775553454403">
            <text:p>-0.0020377555</text:p>
          </table:table-cell>
          <table:table-cell office:value-type="float" office:value="1.20236700725589">
            <text:p>1.2023670073</text:p>
          </table:table-cell>
          <table:table-cell office:value-type="float" office:value="1.11176389723639">
            <text:p>1.1117638972</text:p>
          </table:table-cell>
          <table:table-cell office:value-type="float" office:value="0.992875994426428">
            <text:p>0.9928759944</text:p>
          </table:table-cell>
          <table:table-cell office:value-type="float" office:value="12.7079657492852">
            <text:p>12.7079657493</text:p>
          </table:table-cell>
          <table:table-cell office:value-type="float" office:value="22.4328559621983">
            <text:p>22.43285596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4485">
            <text:p>14485</text:p>
          </table:table-cell>
          <table:table-cell office:value-type="float" office:value="21630">
            <text:p>21630</text:p>
          </table:table-cell>
          <table:table-cell office:value-type="float" office:value="30163">
            <text:p>30163</text:p>
          </table:table-cell>
          <table:table-cell office:value-type="float" office:value="874.75">
            <text:p>874.75</text:p>
          </table:table-cell>
          <table:table-cell office:value-type="float" office:value="71.625">
            <text:p>71.625</text:p>
          </table:table-cell>
          <table:table-cell office:value-type="float" office:value="582.5">
            <text:p>582.5</text:p>
          </table:table-cell>
          <table:table-cell office:value-type="float" office:value="0.0603900586813945">
            <text:p>0.0603900587</text:p>
          </table:table-cell>
          <table:table-cell office:value-type="float" office:value="0.00331137309292649">
            <text:p>0.0033113731</text:p>
          </table:table-cell>
          <table:table-cell office:value-type="float" office:value="0.0193117395484534">
            <text:p>0.0193117395</text:p>
          </table:table-cell>
          <table:table-cell office:value-type="float" office:value="1.21851324539246">
            <text:p>1.2185132454</text:p>
          </table:table-cell>
          <table:table-cell office:value-type="float" office:value="1.01161129760109">
            <text:p>1.0116112976</text:p>
          </table:table-cell>
          <table:table-cell office:value-type="float" office:value="1.06832205725699">
            <text:p>1.0683220573</text:p>
          </table:table-cell>
          <table:table-cell office:value-type="float" office:value="11.82102263951">
            <text:p>11.82102263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office:value-type="float" office:value="463">
            <text:p>463</text:p>
          </table:table-cell>
          <table:table-cell office:value-type="float" office:value="847">
            <text:p>847</text:p>
          </table:table-cell>
          <table:table-cell office:value-type="float" office:value="463">
            <text:p>463</text:p>
          </table:table-cell>
          <table:table-cell office:value-type="float" office:value="15509">
            <text:p>15509</text:p>
          </table:table-cell>
          <table:table-cell office:value-type="float" office:value="21214">
            <text:p>21214</text:p>
          </table:table-cell>
          <table:table-cell office:value-type="float" office:value="31817">
            <text:p>31817</text:p>
          </table:table-cell>
          <table:table-cell office:value-type="float" office:value="899.75">
            <text:p>899.75</text:p>
          </table:table-cell>
          <table:table-cell office:value-type="float" office:value="-17.25">
            <text:p>-17.25</text:p>
          </table:table-cell>
          <table:table-cell office:value-type="float" office:value="-3.75">
            <text:p>-3.75</text:p>
          </table:table-cell>
          <table:table-cell office:value-type="float" office:value="0.0580147011412728">
            <text:p>0.0580147011</text:p>
          </table:table-cell>
          <table:table-cell office:value-type="float" office:value="-0.000813142264542283">
            <text:p>-0.0008131423</text:p>
          </table:table-cell>
          <table:table-cell office:value-type="float" office:value="-0.000117861520570764">
            <text:p>-0.0001178615</text:p>
          </table:table-cell>
          <table:table-cell office:value-type="float" office:value="1.20964823686954">
            <text:p>1.2096482369</text:p>
          </table:table-cell>
          <table:table-cell office:value-type="float" office:value="0.997155298026773">
            <text:p>0.997155298</text:p>
          </table:table-cell>
          <table:table-cell office:value-type="float" office:value="0.999587511905025">
            <text:p>0.9995875119</text:p>
          </table:table-cell>
          <table:table-cell office:value-type="float" office:value="12.2911013818558">
            <text:p>12.29110138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20">
            <text:p>920</text:p>
          </table:table-cell>
          <table:table-cell office:value-type="float" office:value="662">
            <text:p>662</text:p>
          </table:table-cell>
          <table:table-cell office:value-type="float" office:value="16173">
            <text:p>16173</text:p>
          </table:table-cell>
          <table:table-cell office:value-type="float" office:value="20703">
            <text:p>20703</text:p>
          </table:table-cell>
          <table:table-cell office:value-type="float" office:value="32406">
            <text:p>32406</text:p>
          </table:table-cell>
          <table:table-cell office:value-type="float" office:value="784.875">
            <text:p>784.875</text:p>
          </table:table-cell>
          <table:table-cell office:value-type="float" office:value="-18.875">
            <text:p>-18.875</text:p>
          </table:table-cell>
          <table:table-cell office:value-type="float" office:value="-134.375">
            <text:p>-134.375</text:p>
          </table:table-cell>
          <table:table-cell office:value-type="float" office:value="0.0485299573363012">
            <text:p>0.0485299573</text:p>
          </table:table-cell>
          <table:table-cell office:value-type="float" office:value="-0.000911703617833164">
            <text:p>-0.0009117036</text:p>
          </table:table-cell>
          <table:table-cell office:value-type="float" office:value="-0.00414660865271863">
            <text:p>-0.0041466087</text:p>
          </table:table-cell>
          <table:table-cell office:value-type="float" office:value="1.17447095792482">
            <text:p>1.1744709579</text:p>
          </table:table-cell>
          <table:table-cell office:value-type="float" office:value="0.996810666496418">
            <text:p>0.9968106665</text:p>
          </table:table-cell>
          <table:table-cell office:value-type="float" office:value="0.98552057066759">
            <text:p>0.9855205707</text:p>
          </table:table-cell>
          <table:table-cell office:value-type="float" office:value="14.626708630842">
            <text:p>14.62670863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office:value-type="float" office:value="506">
            <text:p>506</text:p>
          </table:table-cell>
          <table:table-cell office:value-type="float" office:value="944">
            <text:p>944</text:p>
          </table:table-cell>
          <table:table-cell office:value-type="float" office:value="671">
            <text:p>671</text:p>
          </table:table-cell>
          <table:table-cell office:value-type="float" office:value="16640">
            <text:p>16640</text:p>
          </table:table-cell>
          <table:table-cell office:value-type="float" office:value="21449">
            <text:p>21449</text:p>
          </table:table-cell>
          <table:table-cell office:value-type="float" office:value="30717">
            <text:p>30717</text:p>
          </table:table-cell>
          <table:table-cell office:value-type="float" office:value="-209.5">
            <text:p>-209.5</text:p>
          </table:table-cell>
          <table:table-cell office:value-type="float" office:value="724.5">
            <text:p>724.5</text:p>
          </table:table-cell>
          <table:table-cell office:value-type="float" office:value="-262.875">
            <text:p>-262.875</text:p>
          </table:table-cell>
          <table:table-cell office:value-type="float" office:value="-0.0125901442307692">
            <text:p>-0.0125901442</text:p>
          </table:table-cell>
          <table:table-cell office:value-type="float" office:value="0.0337777984987645">
            <text:p>0.0337777985</text:p>
          </table:table-cell>
          <table:table-cell office:value-type="float" office:value="-0.00855796464498486">
            <text:p>-0.0085579646</text:p>
          </table:table-cell>
          <table:table-cell office:value-type="float" office:value="0.956245178186541">
            <text:p>0.9562451782</text:p>
          </table:table-cell>
          <table:table-cell office:value-type="float" office:value="1.12045853650167">
            <text:p>1.1204585365</text:p>
          </table:table-cell>
          <table:table-cell office:value-type="float" office:value="0.970190671709928">
            <text:p>0.9701906717</text:p>
          </table:table-cell>
          <table:table-cell office:value-type="float" office:value="0">
            <text:p>0</text:p>
          </table:table-cell>
          <table:table-cell office:value-type="float" office:value="20.8654468704782">
            <text:p>20.86544687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491">
            <text:p>491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17224">
            <text:p>17224</text:p>
          </table:table-cell>
          <table:table-cell office:value-type="float" office:value="22359">
            <text:p>22359</text:p>
          </table:table-cell>
          <table:table-cell office:value-type="float" office:value="30273">
            <text:p>30273</text:p>
          </table:table-cell>
          <table:table-cell office:value-type="float" office:value="48.125">
            <text:p>48.125</text:p>
          </table:table-cell>
          <table:table-cell office:value-type="float" office:value="-84.75">
            <text:p>-84.75</text:p>
          </table:table-cell>
          <table:table-cell office:value-type="float" office:value="28.625">
            <text:p>28.625</text:p>
          </table:table-cell>
          <table:table-cell office:value-type="float" office:value="0.0027940664189503">
            <text:p>0.0027940664</text:p>
          </table:table-cell>
          <table:table-cell office:value-type="float" office:value="-0.00379041996511472">
            <text:p>-0.00379042</text:p>
          </table:table-cell>
          <table:table-cell office:value-type="float" office:value="0.000945562051993526">
            <text:p>0.0009455621</text:p>
          </table:table-cell>
          <table:table-cell office:value-type="float" office:value="1.00979453380835">
            <text:p>1.0097945338</text:p>
          </table:table-cell>
          <table:table-cell office:value-type="float" office:value="0.986761689997782">
            <text:p>0.98676169</text:p>
          </table:table-cell>
          <table:table-cell office:value-type="float" office:value="1.00331121959366">
            <text:p>1.00331121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539">
            <text:p>539</text:p>
          </table:table-cell>
          <table:table-cell office:value-type="float" office:value="1023">
            <text:p>1023</text:p>
          </table:table-cell>
          <table:table-cell office:value-type="float" office:value="539">
            <text:p>539</text:p>
          </table:table-cell>
          <table:table-cell office:value-type="float" office:value="15575">
            <text:p>15575</text:p>
          </table:table-cell>
          <table:table-cell office:value-type="float" office:value="22868">
            <text:p>22868</text:p>
          </table:table-cell>
          <table:table-cell office:value-type="float" office:value="32038">
            <text:p>32038</text:p>
          </table:table-cell>
          <table:table-cell office:value-type="float" office:value="-178.75">
            <text:p>-178.75</text:p>
          </table:table-cell>
          <table:table-cell office:value-type="float" office:value="109.5">
            <text:p>109.5</text:p>
          </table:table-cell>
          <table:table-cell office:value-type="float" office:value="-91.875">
            <text:p>-91.875</text:p>
          </table:table-cell>
          <table:table-cell office:value-type="float" office:value="-0.0114767255216693">
            <text:p>-0.0114767255</text:p>
          </table:table-cell>
          <table:table-cell office:value-type="float" office:value="0.00478835053349659">
            <text:p>0.0047883505</text:p>
          </table:table-cell>
          <table:table-cell office:value-type="float" office:value="-0.00286768837006055">
            <text:p>-0.0028676884</text:p>
          </table:table-cell>
          <table:table-cell office:value-type="float" office:value="0.960089622522409">
            <text:p>0.9600896225</text:p>
          </table:table-cell>
          <table:table-cell office:value-type="float" office:value="1.01680416633687">
            <text:p>1.0168041663</text:p>
          </table:table-cell>
          <table:table-cell office:value-type="float" office:value="0.9899792090325">
            <text:p>0.9899792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708">
            <text:p>708</text:p>
          </table:table-cell>
          <table:table-cell office:value-type="float" office:value="15550">
            <text:p>15550</text:p>
          </table:table-cell>
          <table:table-cell office:value-type="float" office:value="23298">
            <text:p>23298</text:p>
          </table:table-cell>
          <table:table-cell office:value-type="float" office:value="32559">
            <text:p>32559</text:p>
          </table:table-cell>
          <table:table-cell office:value-type="float" office:value="-146.75">
            <text:p>-146.75</text:p>
          </table:table-cell>
          <table:table-cell office:value-type="float" office:value="-123.375">
            <text:p>-123.375</text:p>
          </table:table-cell>
          <table:table-cell office:value-type="float" office:value="114.25">
            <text:p>114.25</text:p>
          </table:table-cell>
          <table:table-cell office:value-type="float" office:value="-0.00943729903536977">
            <text:p>-0.009437299</text:p>
          </table:table-cell>
          <table:table-cell office:value-type="float" office:value="-0.0052955189286634">
            <text:p>-0.0052955189</text:p>
          </table:table-cell>
          <table:table-cell office:value-type="float" office:value="0.00350901440461931">
            <text:p>0.0035090144</text:p>
          </table:table-cell>
          <table:table-cell office:value-type="float" office:value="0.967144016097848">
            <text:p>0.9671440161</text:p>
          </table:table-cell>
          <table:table-cell office:value-type="float" office:value="0.981520647090297">
            <text:p>0.9815206471</text:p>
          </table:table-cell>
          <table:table-cell office:value-type="float" office:value="1.01230568425307">
            <text:p>1.01230568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office:value-type="float" office:value="510">
            <text:p>510</text:p>
          </table:table-cell>
          <table:table-cell office:value-type="float" office:value="713">
            <text:p>713</text:p>
          </table:table-cell>
          <table:table-cell office:value-type="float" office:value="1033">
            <text:p>1033</text:p>
          </table:table-cell>
          <table:table-cell office:value-type="float" office:value="15618">
            <text:p>15618</text:p>
          </table:table-cell>
          <table:table-cell office:value-type="float" office:value="21878">
            <text:p>21878</text:p>
          </table:table-cell>
          <table:table-cell office:value-type="float" office:value="30800">
            <text:p>30800</text:p>
          </table:table-cell>
          <table:table-cell office:value-type="float" office:value="-218">
            <text:p>-218</text:p>
          </table:table-cell>
          <table:table-cell office:value-type="float" office:value="-255">
            <text:p>-255</text:p>
          </table:table-cell>
          <table:table-cell office:value-type="float" office:value="-70.75">
            <text:p>-70.75</text:p>
          </table:table-cell>
          <table:table-cell office:value-type="float" office:value="-0.0139582532974773">
            <text:p>-0.0139582533</text:p>
          </table:table-cell>
          <table:table-cell office:value-type="float" office:value="-0.0116555443824847">
            <text:p>-0.0116555444</text:p>
          </table:table-cell>
          <table:table-cell office:value-type="float" office:value="-0.00229707792207792">
            <text:p>-0.0022970779</text:p>
          </table:table-cell>
          <table:table-cell office:value-type="float" office:value="0.951527985815658">
            <text:p>0.9515279858</text:p>
          </table:table-cell>
          <table:table-cell office:value-type="float" office:value="0.959471864022414">
            <text:p>0.959471864</text:p>
          </table:table-cell>
          <table:table-cell office:value-type="float" office:value="0.991970569344008">
            <text:p>0.991970569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518">
            <text:p>518</text:p>
          </table:table-cell>
          <table:table-cell office:value-type="float" office:value="16080">
            <text:p>16080</text:p>
          </table:table-cell>
          <table:table-cell office:value-type="float" office:value="21878">
            <text:p>21878</text:p>
          </table:table-cell>
          <table:table-cell office:value-type="float" office:value="30181">
            <text:p>30181</text:p>
          </table:table-cell>
          <table:table-cell office:value-type="float" office:value="-217.375">
            <text:p>-217.375</text:p>
          </table:table-cell>
          <table:table-cell office:value-type="float" office:value="-130.5">
            <text:p>-130.5</text:p>
          </table:table-cell>
          <table:table-cell office:value-type="float" office:value="-266.625">
            <text:p>-266.625</text:p>
          </table:table-cell>
          <table:table-cell office:value-type="float" office:value="-0.0135183457711443">
            <text:p>-0.0135183458</text:p>
          </table:table-cell>
          <table:table-cell office:value-type="float" office:value="-0.00596489624280099">
            <text:p>-0.0059648962</text:p>
          </table:table-cell>
          <table:table-cell office:value-type="float" office:value="-0.0088342003247076">
            <text:p>-0.0088342003</text:p>
          </table:table-cell>
          <table:table-cell office:value-type="float" office:value="0.953043971318876">
            <text:p>0.9530439713</text:p>
          </table:table-cell>
          <table:table-cell office:value-type="float" office:value="0.979192599925084">
            <text:p>0.9791925999</text:p>
          </table:table-cell>
          <table:table-cell office:value-type="float" office:value="0.969233263330462">
            <text:p>0.9692332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9">
            <text:p>549</text:p>
          </table:table-cell>
          <table:table-cell office:value-type="float" office:value="1105">
            <text:p>1105</text:p>
          </table:table-cell>
          <table:table-cell office:value-type="float" office:value="766">
            <text:p>766</text:p>
          </table:table-cell>
          <table:table-cell office:value-type="float" office:value="15575">
            <text:p>15575</text:p>
          </table:table-cell>
          <table:table-cell office:value-type="float" office:value="21255">
            <text:p>21255</text:p>
          </table:table-cell>
          <table:table-cell office:value-type="float" office:value="32057">
            <text:p>32057</text:p>
          </table:table-cell>
          <table:table-cell office:value-type="float" office:value="-178.75">
            <text:p>-178.75</text:p>
          </table:table-cell>
          <table:table-cell office:value-type="float" office:value="270.75">
            <text:p>270.75</text:p>
          </table:table-cell>
          <table:table-cell office:value-type="float" office:value="-46.25">
            <text:p>-46.25</text:p>
          </table:table-cell>
          <table:table-cell office:value-type="float" office:value="-0.0114767255216693">
            <text:p>-0.0114767255</text:p>
          </table:table-cell>
          <table:table-cell office:value-type="float" office:value="0.0127381792519407">
            <text:p>0.0127381793</text:p>
          </table:table-cell>
          <table:table-cell office:value-type="float" office:value="-0.00144274261471753">
            <text:p>-0.0014427426</text:p>
          </table:table-cell>
          <table:table-cell office:value-type="float" office:value="0.960089622522409">
            <text:p>0.9600896225</text:p>
          </table:table-cell>
          <table:table-cell office:value-type="float" office:value="1.04490165935468">
            <text:p>1.0449016594</text:p>
          </table:table-cell>
          <table:table-cell office:value-type="float" office:value="0.994954480600743">
            <text:p>0.994954480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office:value-type="float" office:value="584">
            <text:p>584</text:p>
          </table:table-cell>
          <table:table-cell table:number-columns-repeated="2" office:value-type="float" office:value="1154">
            <text:p>1154</text:p>
          </table:table-cell>
          <table:table-cell office:value-type="float" office:value="15172">
            <text:p>15172</text:p>
          </table:table-cell>
          <table:table-cell office:value-type="float" office:value="21270">
            <text:p>21270</text:p>
          </table:table-cell>
          <table:table-cell office:value-type="float" office:value="32488">
            <text:p>32488</text:p>
          </table:table-cell>
          <table:table-cell office:value-type="float" office:value="-70">
            <text:p>-70</text:p>
          </table:table-cell>
          <table:table-cell office:value-type="float" office:value="340.875">
            <text:p>340.875</text:p>
          </table:table-cell>
          <table:table-cell office:value-type="float" office:value="174.25">
            <text:p>174.25</text:p>
          </table:table-cell>
          <table:table-cell office:value-type="float" office:value="-0.00461376219351437">
            <text:p>-0.0046137622</text:p>
          </table:table-cell>
          <table:table-cell office:value-type="float" office:value="0.0160260930888575">
            <text:p>0.0160260931</text:p>
          </table:table-cell>
          <table:table-cell office:value-type="float" office:value="0.0053635188377247">
            <text:p>0.0053635188</text:p>
          </table:table-cell>
          <table:table-cell office:value-type="float" office:value="0.983893554453793">
            <text:p>0.9838935545</text:p>
          </table:table-cell>
          <table:table-cell office:value-type="float" office:value="1.056594723704">
            <text:p>1.0565947237</text:p>
          </table:table-cell>
          <table:table-cell office:value-type="float" office:value="1.01882869990731">
            <text:p>1.01882869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9">
            <text:p>579</text:p>
          </table:table-cell>
          <table:table-cell office:value-type="float" office:value="1163">
            <text:p>1163</text:p>
          </table:table-cell>
          <table:table-cell office:value-type="float" office:value="15618">
            <text:p>15618</text:p>
          </table:table-cell>
          <table:table-cell office:value-type="float" office:value="21300">
            <text:p>21300</text:p>
          </table:table-cell>
          <table:table-cell office:value-type="float" office:value="31243">
            <text:p>31243</text:p>
          </table:table-cell>
          <table:table-cell office:value-type="float" office:value="-218">
            <text:p>-218</text:p>
          </table:table-cell>
          <table:table-cell office:value-type="float" office:value="465.75">
            <text:p>465.75</text:p>
          </table:table-cell>
          <table:table-cell office:value-type="float" office:value="549.25">
            <text:p>549.25</text:p>
          </table:table-cell>
          <table:table-cell office:value-type="float" office:value="-0.0139582532974773">
            <text:p>-0.0139582533</text:p>
          </table:table-cell>
          <table:table-cell office:value-type="float" office:value="0.0218661971830986">
            <text:p>0.0218661972</text:p>
          </table:table-cell>
          <table:table-cell office:value-type="float" office:value="0.017579937906091">
            <text:p>0.0175799379</text:p>
          </table:table-cell>
          <table:table-cell office:value-type="float" office:value="0.951527985815658">
            <text:p>0.9515279858</text:p>
          </table:table-cell>
          <table:table-cell office:value-type="float" office:value="1.07746882607618">
            <text:p>1.0774688261</text:p>
          </table:table-cell>
          <table:table-cell office:value-type="float" office:value="1.06213552893621">
            <text:p>1.0621355289</text:p>
          </table:table-cell>
          <table:table-cell office:value-type="float" office:value="0">
            <text:p>0</text:p>
          </table:table-cell>
          <table:table-cell office:value-type="float" office:value="32.0448087558375">
            <text:p>32.04480875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833">
            <text:p>833</text:p>
          </table:table-cell>
          <table:table-cell office:value-type="float" office:value="1199">
            <text:p>1199</text:p>
          </table:table-cell>
          <table:table-cell office:value-type="float" office:value="15855">
            <text:p>15855</text:p>
          </table:table-cell>
          <table:table-cell office:value-type="float" office:value="21180">
            <text:p>21180</text:p>
          </table:table-cell>
          <table:table-cell office:value-type="float" office:value="33295">
            <text:p>33295</text:p>
          </table:table-cell>
          <table:table-cell office:value-type="float" office:value="236">
            <text:p>236</text:p>
          </table:table-cell>
          <table:table-cell office:value-type="float" office:value="-113.625">
            <text:p>-113.625</text:p>
          </table:table-cell>
          <table:table-cell office:value-type="float" office:value="403.625">
            <text:p>403.625</text:p>
          </table:table-cell>
          <table:table-cell office:value-type="float" office:value="0.014884894355093">
            <text:p>0.0148848944</text:p>
          </table:table-cell>
          <table:table-cell office:value-type="float" office:value="-0.00536473087818697">
            <text:p>-0.0053647309</text:p>
          </table:table-cell>
          <table:table-cell office:value-type="float" office:value="0.012122691094759">
            <text:p>0.0121226911</text:p>
          </table:table-cell>
          <table:table-cell office:value-type="float" office:value="1.05253138799955">
            <text:p>1.052531388</text:p>
          </table:table-cell>
          <table:table-cell office:value-type="float" office:value="0.981279851387641">
            <text:p>0.9812798514</text:p>
          </table:table-cell>
          <table:table-cell office:value-type="float" office:value="1.04271745972484">
            <text:p>1.042717459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887">
            <text:p>887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6062">
            <text:p>16062</text:p>
          </table:table-cell>
          <table:table-cell office:value-type="float" office:value="22442">
            <text:p>22442</text:p>
          </table:table-cell>
          <table:table-cell office:value-type="float" office:value="35081">
            <text:p>35081</text:p>
          </table:table-cell>
          <table:table-cell office:value-type="float" office:value="162.75">
            <text:p>162.75</text:p>
          </table:table-cell>
          <table:table-cell office:value-type="float" office:value="-82.875">
            <text:p>-82.875</text:p>
          </table:table-cell>
          <table:table-cell office:value-type="float" office:value="-33.25">
            <text:p>-33.25</text:p>
          </table:table-cell>
          <table:table-cell office:value-type="float" office:value="0.010132611131864">
            <text:p>0.0101326111</text:p>
          </table:table-cell>
          <table:table-cell office:value-type="float" office:value="-0.0036928526869263">
            <text:p>-0.0036928527</text:p>
          </table:table-cell>
          <table:table-cell office:value-type="float" office:value="-0.000947806504945697">
            <text:p>-0.0009478065</text:p>
          </table:table-cell>
          <table:table-cell office:value-type="float" office:value="1.03566537178589">
            <text:p>1.0356653718</text:p>
          </table:table-cell>
          <table:table-cell office:value-type="float" office:value="0.987101744431254">
            <text:p>0.9871017444</text:p>
          </table:table-cell>
          <table:table-cell office:value-type="float" office:value="0.996684437973545">
            <text:p>0.9966844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office:value-type="float" office:value="616">
            <text:p>616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16028">
            <text:p>16028</text:p>
          </table:table-cell>
          <table:table-cell office:value-type="float" office:value="22662">
            <text:p>22662</text:p>
          </table:table-cell>
          <table:table-cell office:value-type="float" office:value="36058">
            <text:p>36058</text:p>
          </table:table-cell>
          <table:table-cell office:value-type="float" office:value="211.875">
            <text:p>211.875</text:p>
          </table:table-cell>
          <table:table-cell office:value-type="float" office:value="80.625">
            <text:p>80.625</text:p>
          </table:table-cell>
          <table:table-cell office:value-type="float" office:value="-419.5">
            <text:p>-419.5</text:p>
          </table:table-cell>
          <table:table-cell office:value-type="float" office:value="0.0132190541552284">
            <text:p>0.0132190542</text:p>
          </table:table-cell>
          <table:table-cell office:value-type="float" office:value="0.00355771776542229">
            <text:p>0.0035577178</text:p>
          </table:table-cell>
          <table:table-cell office:value-type="float" office:value="-0.0116340340562427">
            <text:p>-0.0116340341</text:p>
          </table:table-cell>
          <table:table-cell office:value-type="float" office:value="1.04660918659311">
            <text:p>1.0466091866</text:p>
          </table:table-cell>
          <table:table-cell office:value-type="float" office:value="1.01247682059615">
            <text:p>1.0124768206</text:p>
          </table:table-cell>
          <table:table-cell office:value-type="float" office:value="0.959546168270057">
            <text:p>0.959546168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table:number-columns-repeated="2" office:value-type="float" office:value="1209">
            <text:p>1209</text:p>
          </table:table-cell>
          <table:table-cell office:value-type="float" office:value="16372">
            <text:p>16372</text:p>
          </table:table-cell>
          <table:table-cell office:value-type="float" office:value="21719">
            <text:p>21719</text:p>
          </table:table-cell>
          <table:table-cell office:value-type="float" office:value="34882">
            <text:p>34882</text:p>
          </table:table-cell>
          <table:table-cell office:value-type="float" office:value="111">
            <text:p>111</text:p>
          </table:table-cell>
          <table:table-cell office:value-type="float" office:value="18.875">
            <text:p>18.875</text:p>
          </table:table-cell>
          <table:table-cell office:value-type="float" office:value="-1069.625">
            <text:p>-1069.625</text:p>
          </table:table-cell>
          <table:table-cell office:value-type="float" office:value="0.0067798680674322">
            <text:p>0.0067798681</text:p>
          </table:table-cell>
          <table:table-cell office:value-type="float" office:value="0.000869054744693586">
            <text:p>0.0008690547</text:p>
          </table:table-cell>
          <table:table-cell office:value-type="float" office:value="-0.0306640960954074">
            <text:p>-0.0306640961</text:p>
          </table:table-cell>
          <table:table-cell office:value-type="float" office:value="1.0238196327936">
            <text:p>1.0238196328</text:p>
          </table:table-cell>
          <table:table-cell office:value-type="float" office:value="1.00304317190848">
            <text:p>1.0030431719</text:p>
          </table:table-cell>
          <table:table-cell office:value-type="float" office:value="0.894518625773197">
            <text:p>0.8945186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2.2561477175598">
            <text:p>-22.2561477176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234">
            <text:p>1234</text:p>
          </table:table-cell>
          <table:table-cell office:value-type="float" office:value="15855">
            <text:p>15855</text:p>
          </table:table-cell>
          <table:table-cell office:value-type="float" office:value="23037">
            <text:p>23037</text:p>
          </table:table-cell>
          <table:table-cell office:value-type="float" office:value="32985">
            <text:p>32985</text:p>
          </table:table-cell>
          <table:table-cell office:value-type="float" office:value="236">
            <text:p>236</text:p>
          </table:table-cell>
          <table:table-cell office:value-type="float" office:value="-1082.125">
            <text:p>-1082.125</text:p>
          </table:table-cell>
          <table:table-cell office:value-type="float" office:value="393.125">
            <text:p>393.125</text:p>
          </table:table-cell>
          <table:table-cell office:value-type="float" office:value="0.014884894355093">
            <text:p>0.0148848944</text:p>
          </table:table-cell>
          <table:table-cell office:value-type="float" office:value="-0.0469733472240309">
            <text:p>-0.0469733472</text:p>
          </table:table-cell>
          <table:table-cell office:value-type="float" office:value="0.0119182961952403">
            <text:p>0.0119182962</text:p>
          </table:table-cell>
          <table:table-cell office:value-type="float" office:value="1.05253138799955">
            <text:p>1.052531388</text:p>
          </table:table-cell>
          <table:table-cell office:value-type="float" office:value="0.839918015600773">
            <text:p>0.8399180156</text:p>
          </table:table-cell>
          <table:table-cell office:value-type="float" office:value="1.04199244642037">
            <text:p>1.0419924464</text:p>
          </table:table-cell>
          <table:table-cell office:value-type="float" office:value="0">
            <text:p>0</text:p>
          </table:table-cell>
          <table:table-cell office:value-type="float" office:value="-14.4068277273134">
            <text:p>-14.40682772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520">
            <text:p>520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15548">
            <text:p>15548</text:p>
          </table:table-cell>
          <table:table-cell office:value-type="float" office:value="20836">
            <text:p>20836</text:p>
          </table:table-cell>
          <table:table-cell office:value-type="float" office:value="34221">
            <text:p>34221</text:p>
          </table:table-cell>
          <table:table-cell office:value-type="float" office:value="140">
            <text:p>140</text:p>
          </table:table-cell>
          <table:table-cell office:value-type="float" office:value="-1195">
            <text:p>-1195</text:p>
          </table:table-cell>
          <table:table-cell office:value-type="float" office:value="-38">
            <text:p>-38</text:p>
          </table:table-cell>
          <table:table-cell office:value-type="float" office:value="0.00900437355286854">
            <text:p>0.0090043736</text:p>
          </table:table-cell>
          <table:table-cell office:value-type="float" office:value="-0.057352658859666">
            <text:p>-0.0573526589</text:p>
          </table:table-cell>
          <table:table-cell office:value-type="float" office:value="-0.00111042926857777">
            <text:p>-0.0011104293</text:p>
          </table:table-cell>
          <table:table-cell office:value-type="float" office:value="1.03167422177148">
            <text:p>1.0316742218</text:p>
          </table:table-cell>
          <table:table-cell office:value-type="float" office:value="0.805712775848585">
            <text:p>0.8057127758</text:p>
          </table:table-cell>
          <table:table-cell office:value-type="float" office:value="0.996115914344172">
            <text:p>0.9961159143</text:p>
          </table:table-cell>
          <table:table-cell office:value-type="float" office:value="0">
            <text:p>0</text:p>
          </table:table-cell>
          <table:table-cell office:value-type="float" office:value="-11.7357176324385">
            <text:p>-11.73571763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468">
            <text:p>468</text:p>
          </table:table-cell>
          <table:table-cell office:value-type="float" office:value="727">
            <text:p>727</text:p>
          </table:table-cell>
          <table:table-cell office:value-type="float" office:value="1136">
            <text:p>1136</text:p>
          </table:table-cell>
          <table:table-cell office:value-type="float" office:value="14622">
            <text:p>14622</text:p>
          </table:table-cell>
          <table:table-cell office:value-type="float" office:value="20823">
            <text:p>20823</text:p>
          </table:table-cell>
          <table:table-cell office:value-type="float" office:value="34984">
            <text:p>34984</text:p>
          </table:table-cell>
          <table:table-cell office:value-type="float" office:value="-866">
            <text:p>-866</text:p>
          </table:table-cell>
          <table:table-cell office:value-type="float" office:value="-253.125">
            <text:p>-253.125</text:p>
          </table:table-cell>
          <table:table-cell office:value-type="float" office:value="-391.375">
            <text:p>-391.375</text:p>
          </table:table-cell>
          <table:table-cell office:value-type="float" office:value="-0.0592258241006702">
            <text:p>-0.0592258241</text:p>
          </table:table-cell>
          <table:table-cell office:value-type="float" office:value="-0.0121560293905777">
            <text:p>-0.0121560294</text:p>
          </table:table-cell>
          <table:table-cell office:value-type="float" office:value="-0.011187257031786">
            <text:p>-0.011187257</text:p>
          </table:table-cell>
          <table:table-cell office:value-type="float" office:value="0.799584704198845">
            <text:p>0.7995847042</text:p>
          </table:table-cell>
          <table:table-cell office:value-type="float" office:value="0.957743524472045">
            <text:p>0.9577435245</text:p>
          </table:table-cell>
          <table:table-cell office:value-type="float" office:value="0.961089903639744">
            <text:p>0.9610899036</text:p>
          </table:table-cell>
          <table:table-cell office:value-type="float" office:value="-11.3533620976171">
            <text:p>-11.35336209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10">
            <text:p>510</text:p>
          </table:table-cell>
          <table:table-cell office:value-type="float" office:value="771">
            <text:p>771</text:p>
          </table:table-cell>
          <table:table-cell office:value-type="float" office:value="1183">
            <text:p>1183</text:p>
          </table:table-cell>
          <table:table-cell office:value-type="float" office:value="13014">
            <text:p>13014</text:p>
          </table:table-cell>
          <table:table-cell office:value-type="float" office:value="21032">
            <text:p>21032</text:p>
          </table:table-cell>
          <table:table-cell office:value-type="float" office:value="33946">
            <text:p>33946</text:p>
          </table:table-cell>
          <table:table-cell office:value-type="float" office:value="-814.25">
            <text:p>-814.25</text:p>
          </table:table-cell>
          <table:table-cell office:value-type="float" office:value="436.25">
            <text:p>436.25</text:p>
          </table:table-cell>
          <table:table-cell office:value-type="float" office:value="-831.625">
            <text:p>-831.625</text:p>
          </table:table-cell>
          <table:table-cell office:value-type="float" office:value="-0.0625672352850776">
            <text:p>-0.0625672353</text:p>
          </table:table-cell>
          <table:table-cell office:value-type="float" office:value="0.0207422023583111">
            <text:p>0.0207422024</text:p>
          </table:table-cell>
          <table:table-cell office:value-type="float" office:value="-0.0244984681553055">
            <text:p>-0.0244984682</text:p>
          </table:table-cell>
          <table:table-cell office:value-type="float" office:value="0.788687408007416">
            <text:p>0.788687408</text:p>
          </table:table-cell>
          <table:table-cell office:value-type="float" office:value="1.07344097661309">
            <text:p>1.0734409766</text:p>
          </table:table-cell>
          <table:table-cell office:value-type="float" office:value="0.915431704342666">
            <text:p>0.9154317043</text:p>
          </table:table-cell>
          <table:table-cell office:value-type="float" office:value="-10.7281317343982">
            <text:p>-10.7281317344</text:p>
          </table:table-cell>
          <table:table-cell office:value-type="float" office:value="33.7626290028797">
            <text:p>33.7626290029</text:p>
          </table:table-cell>
          <table:table-cell office:value-type="float" office:value="-27.9454844007123">
            <text:p>-27.945484400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1216">
            <text:p>1216</text:p>
          </table:table-cell>
          <table:table-cell office:value-type="float" office:value="12010">
            <text:p>12010</text:p>
          </table:table-cell>
          <table:table-cell office:value-type="float" office:value="20977">
            <text:p>20977</text:p>
          </table:table-cell>
          <table:table-cell office:value-type="float" office:value="31957">
            <text:p>31957</text:p>
          </table:table-cell>
          <table:table-cell office:value-type="float" office:value="-529.5">
            <text:p>-529.5</text:p>
          </table:table-cell>
          <table:table-cell office:value-type="float" office:value="-863">
            <text:p>-863</text:p>
          </table:table-cell>
          <table:table-cell office:value-type="float" office:value="291.625">
            <text:p>291.625</text:p>
          </table:table-cell>
          <table:table-cell office:value-type="float" office:value="-0.0440882597835137">
            <text:p>-0.0440882598</text:p>
          </table:table-cell>
          <table:table-cell office:value-type="float" office:value="-0.041140296515231">
            <text:p>-0.0411402965</text:p>
          </table:table-cell>
          <table:table-cell office:value-type="float" office:value="0.009125543699346">
            <text:p>0.0091255437</text:p>
          </table:table-cell>
          <table:table-cell office:value-type="float" office:value="0.84950088907315">
            <text:p>0.8495008891</text:p>
          </table:table-cell>
          <table:table-cell office:value-type="float" office:value="0.859326309231519">
            <text:p>0.8593263092</text:p>
          </table:table-cell>
          <table:table-cell office:value-type="float" office:value="1.03210262302142">
            <text:p>1.032102623</text:p>
          </table:table-cell>
          <table:table-cell office:value-type="float" office:value="-15.3726305865602">
            <text:p>-15.3726305866</text:p>
          </table:table-cell>
          <table:table-cell office:value-type="float" office:value="-16.4993757646018">
            <text:p>-16.49937576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7">
            <text:p>577</text:p>
          </table:table-cell>
          <table:table-cell office:value-type="float" office:value="841">
            <text:p>841</text:p>
          </table:table-cell>
          <table:table-cell office:value-type="float" office:value="12494">
            <text:p>12494</text:p>
          </table:table-cell>
          <table:table-cell office:value-type="float" office:value="20312">
            <text:p>20312</text:p>
          </table:table-cell>
          <table:table-cell office:value-type="float" office:value="33464">
            <text:p>33464</text:p>
          </table:table-cell>
          <table:table-cell office:value-type="float" office:value="-303.125">
            <text:p>-303.125</text:p>
          </table:table-cell>
          <table:table-cell office:value-type="float" office:value="-1114.25">
            <text:p>-1114.25</text:p>
          </table:table-cell>
          <table:table-cell office:value-type="float" office:value="-54.25">
            <text:p>-54.25</text:p>
          </table:table-cell>
          <table:table-cell office:value-type="float" office:value="-0.0242616455898831">
            <text:p>-0.0242616456</text:p>
          </table:table-cell>
          <table:table-cell office:value-type="float" office:value="-0.0548567349350138">
            <text:p>-0.0548567349</text:p>
          </table:table-cell>
          <table:table-cell office:value-type="float" office:value="-0.00162114511116424">
            <text:p>-0.0016211451</text:p>
          </table:table-cell>
          <table:table-cell office:value-type="float" office:value="0.916237950230998">
            <text:p>0.9162379502</text:p>
          </table:table-cell>
          <table:table-cell office:value-type="float" office:value="0.813899580008203">
            <text:p>0.81389958</text:p>
          </table:table-cell>
          <table:table-cell office:value-type="float" office:value="0.994331143209409">
            <text:p>0.9943311432</text:p>
          </table:table-cell>
          <table:table-cell office:value-type="float" office:value="-28.2216765984844">
            <text:p>-28.2216765985</text:p>
          </table:table-cell>
          <table:table-cell office:value-type="float" office:value="-12.2857571454583">
            <text:p>-12.28575714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580">
            <text:p>580</text:p>
          </table:table-cell>
          <table:table-cell office:value-type="float" office:value="844">
            <text:p>844</text:p>
          </table:table-cell>
          <table:table-cell office:value-type="float" office:value="1252">
            <text:p>1252</text:p>
          </table:table-cell>
          <table:table-cell office:value-type="float" office:value="13148">
            <text:p>13148</text:p>
          </table:table-cell>
          <table:table-cell office:value-type="float" office:value="20134">
            <text:p>20134</text:p>
          </table:table-cell>
          <table:table-cell office:value-type="float" office:value="34525">
            <text:p>34525</text:p>
          </table:table-cell>
          <table:table-cell office:value-type="float" office:value="-210.25">
            <text:p>-210.25</text:p>
          </table:table-cell>
          <table:table-cell office:value-type="float" office:value="-240.875">
            <text:p>-240.875</text:p>
          </table:table-cell>
          <table:table-cell office:value-type="float" office:value="-314.625">
            <text:p>-314.625</text:p>
          </table:table-cell>
          <table:table-cell office:value-type="float" office:value="-0.0159910252509887">
            <text:p>-0.0159910253</text:p>
          </table:table-cell>
          <table:table-cell office:value-type="float" office:value="-0.0119635939207311">
            <text:p>-0.0119635939</text:p>
          </table:table-cell>
          <table:table-cell office:value-type="float" office:value="-0.00911296162201303">
            <text:p>-0.0091129616</text:p>
          </table:table-cell>
          <table:table-cell office:value-type="float" office:value="0.944532608883152">
            <text:p>0.9445326089</text:p>
          </table:table-cell>
          <table:table-cell office:value-type="float" office:value="0.958407951333261">
            <text:p>0.9584079513</text:p>
          </table:table-cell>
          <table:table-cell office:value-type="float" office:value="0.968267404619222">
            <text:p>0.96826740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office:value-type="float" office:value="614">
            <text:p>614</text:p>
          </table:table-cell>
          <table:table-cell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2714">
            <text:p>12714</text:p>
          </table:table-cell>
          <table:table-cell office:value-type="float" office:value="19482">
            <text:p>19482</text:p>
          </table:table-cell>
          <table:table-cell office:value-type="float" office:value="33050">
            <text:p>33050</text:p>
          </table:table-cell>
          <table:table-cell office:value-type="float" office:value="-815.25">
            <text:p>-815.25</text:p>
          </table:table-cell>
          <table:table-cell office:value-type="float" office:value="-523.5">
            <text:p>-523.5</text:p>
          </table:table-cell>
          <table:table-cell office:value-type="float" office:value="-854.5">
            <text:p>-854.5</text:p>
          </table:table-cell>
          <table:table-cell office:value-type="float" office:value="-0.0641222274657857">
            <text:p>-0.0641222275</text:p>
          </table:table-cell>
          <table:table-cell office:value-type="float" office:value="-0.0268709578072067">
            <text:p>-0.0268709578</text:p>
          </table:table-cell>
          <table:table-cell office:value-type="float" office:value="-0.0258547655068079">
            <text:p>-0.0258547655</text:p>
          </table:table-cell>
          <table:table-cell office:value-type="float" office:value="0.783631057577891">
            <text:p>0.7836310576</text:p>
          </table:table-cell>
          <table:table-cell office:value-type="float" office:value="0.907366862486791">
            <text:p>0.9073668625</text:p>
          </table:table-cell>
          <table:table-cell office:value-type="float" office:value="0.91081851976902">
            <text:p>0.9108185198</text:p>
          </table:table-cell>
          <table:table-cell office:value-type="float" office:value="-10.4593788949643">
            <text:p>-10.459378895</text:p>
          </table:table-cell>
          <table:table-cell office:value-type="float" office:value="-25.44725587816">
            <text:p>-25.4472558782</text:p>
          </table:table-cell>
          <table:table-cell office:value-type="float" office:value="-26.4611752797424">
            <text:p>-26.4611752797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835">
            <text:p>835</text:p>
          </table:table-cell>
          <table:table-cell office:value-type="float" office:value="1239">
            <text:p>1239</text:p>
          </table:table-cell>
          <table:table-cell office:value-type="float" office:value="11709">
            <text:p>11709</text:p>
          </table:table-cell>
          <table:table-cell office:value-type="float" office:value="18150">
            <text:p>18150</text:p>
          </table:table-cell>
          <table:table-cell office:value-type="float" office:value="30391">
            <text:p>30391</text:p>
          </table:table-cell>
          <table:table-cell office:value-type="float" office:value="-537.375">
            <text:p>-537.375</text:p>
          </table:table-cell>
          <table:table-cell office:value-type="float" office:value="25.375">
            <text:p>25.375</text:p>
          </table:table-cell>
          <table:table-cell office:value-type="float" office:value="-1483.25">
            <text:p>-1483.25</text:p>
          </table:table-cell>
          <table:table-cell office:value-type="float" office:value="-0.0458941839610556">
            <text:p>-0.045894184</text:p>
          </table:table-cell>
          <table:table-cell office:value-type="float" office:value="0.00139807162534435">
            <text:p>0.0013980716</text:p>
          </table:table-cell>
          <table:table-cell office:value-type="float" office:value="-0.0488055674377283">
            <text:p>-0.0488055674</text:p>
          </table:table-cell>
          <table:table-cell office:value-type="float" office:value="0.84349865733435">
            <text:p>0.8434986573</text:p>
          </table:table-cell>
          <table:table-cell office:value-type="float" office:value="1.00489708171307">
            <text:p>1.0048970817</text:p>
          </table:table-cell>
          <table:table-cell office:value-type="float" office:value="0.833849201457272">
            <text:p>0.8338492015</text:p>
          </table:table-cell>
          <table:table-cell office:value-type="float" office:value="-14.7538722997701">
            <text:p>-14.7538722998</text:p>
          </table:table-cell>
          <table:table-cell office:value-type="float" office:value="0">
            <text:p>0</text:p>
          </table:table-cell>
          <table:table-cell office:value-type="float" office:value="-13.8527516735385">
            <text:p>-13.8527516735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office:value-type="float" office:value="561">
            <text:p>561</text:p>
          </table:table-cell>
          <table:table-cell table:number-columns-repeated="2" office:value-type="float" office:value="1224">
            <text:p>1224</text:p>
          </table:table-cell>
          <table:table-cell office:value-type="float" office:value="12068">
            <text:p>12068</text:p>
          </table:table-cell>
          <table:table-cell office:value-type="float" office:value="17958">
            <text:p>17958</text:p>
          </table:table-cell>
          <table:table-cell office:value-type="float" office:value="27496">
            <text:p>27496</text:p>
          </table:table-cell>
          <table:table-cell office:value-type="float" office:value="-341.25">
            <text:p>-341.25</text:p>
          </table:table-cell>
          <table:table-cell office:value-type="float" office:value="-117.25">
            <text:p>-117.25</text:p>
          </table:table-cell>
          <table:table-cell office:value-type="float" office:value="-1529.125">
            <text:p>-1529.125</text:p>
          </table:table-cell>
          <table:table-cell office:value-type="float" office:value="-0.0282772621809745">
            <text:p>-0.0282772622</text:p>
          </table:table-cell>
          <table:table-cell office:value-type="float" office:value="-0.00652912351041319">
            <text:p>-0.0065291235</text:p>
          </table:table-cell>
          <table:table-cell office:value-type="float" office:value="-0.0556126345650276">
            <text:p>-0.0556126346</text:p>
          </table:table-cell>
          <table:table-cell office:value-type="float" office:value="0.902596805337234">
            <text:p>0.9025968053</text:p>
          </table:table-cell>
          <table:table-cell office:value-type="float" office:value="0.97723162144303">
            <text:p>0.9772316214</text:p>
          </table:table-cell>
          <table:table-cell office:value-type="float" office:value="0.811417598663999">
            <text:p>0.8114175987</text:p>
          </table:table-cell>
          <table:table-cell office:value-type="float" office:value="-24.1642975208197">
            <text:p>-24.1642975208</text:p>
          </table:table-cell>
          <table:table-cell office:value-type="float" office:value="0">
            <text:p>0</text:p>
          </table:table-cell>
          <table:table-cell office:value-type="float" office:value="-12.1139651203568">
            <text:p>-12.1139651204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office:value-type="float" office:value="829">
            <text:p>829</text:p>
          </table:table-cell>
          <table:table-cell office:value-type="float" office:value="1232">
            <text:p>1232</text:p>
          </table:table-cell>
          <table:table-cell office:value-type="float" office:value="12710">
            <text:p>12710</text:p>
          </table:table-cell>
          <table:table-cell office:value-type="float" office:value="17185">
            <text:p>17185</text:p>
          </table:table-cell>
          <table:table-cell office:value-type="float" office:value="25450">
            <text:p>25450</text:p>
          </table:table-cell>
          <table:table-cell office:value-type="float" office:value="-166">
            <text:p>-166</text:p>
          </table:table-cell>
          <table:table-cell office:value-type="float" office:value="-247.875">
            <text:p>-247.875</text:p>
          </table:table-cell>
          <table:table-cell office:value-type="float" office:value="-1519.5">
            <text:p>-1519.5</text:p>
          </table:table-cell>
          <table:table-cell office:value-type="float" office:value="-0.0130605822187254">
            <text:p>-0.0130605822</text:p>
          </table:table-cell>
          <table:table-cell office:value-type="float" office:value="-0.0144239162059936">
            <text:p>-0.0144239162</text:p>
          </table:table-cell>
          <table:table-cell office:value-type="float" office:value="-0.0597053045186641">
            <text:p>-0.0597053045</text:p>
          </table:table-cell>
          <table:table-cell office:value-type="float" office:value="0.95462229669793">
            <text:p>0.9546222967</text:p>
          </table:table-cell>
          <table:table-cell office:value-type="float" office:value="0.949924070022109">
            <text:p>0.94992407</text:p>
          </table:table-cell>
          <table:table-cell office:value-type="float" office:value="0.798018292024502">
            <text:p>0.798018292</text:p>
          </table:table-cell>
          <table:table-cell table:number-columns-repeated="2" office:value-type="float" office:value="0">
            <text:p>0</text:p>
          </table:table-cell>
          <table:table-cell office:value-type="float" office:value="-11.2593446782908">
            <text:p>-11.2593446783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03">
            <text:p>1303</text:p>
          </table:table-cell>
          <table:table-cell office:value-type="float" office:value="12235">
            <text:p>12235</text:p>
          </table:table-cell>
          <table:table-cell office:value-type="float" office:value="16013">
            <text:p>16013</text:p>
          </table:table-cell>
          <table:table-cell office:value-type="float" office:value="23107">
            <text:p>23107</text:p>
          </table:table-cell>
          <table:table-cell office:value-type="float" office:value="-792.5">
            <text:p>-792.5</text:p>
          </table:table-cell>
          <table:table-cell office:value-type="float" office:value="-68.375">
            <text:p>-68.375</text:p>
          </table:table-cell>
          <table:table-cell office:value-type="float" office:value="-125.875">
            <text:p>-125.875</text:p>
          </table:table-cell>
          <table:table-cell office:value-type="float" office:value="-0.0647731916632611">
            <text:p>-0.0647731917</text:p>
          </table:table-cell>
          <table:table-cell office:value-type="float" office:value="-0.00426996815087741">
            <text:p>-0.0042699682</text:p>
          </table:table-cell>
          <table:table-cell office:value-type="float" office:value="-0.00544748344657463">
            <text:p>-0.0054474834</text:p>
          </table:table-cell>
          <table:table-cell office:value-type="float" office:value="0.781517139240747">
            <text:p>0.7815171392</text:p>
          </table:table-cell>
          <table:table-cell office:value-type="float" office:value="0.985090847422828">
            <text:p>0.9850908474</text:p>
          </table:table-cell>
          <table:table-cell office:value-type="float" office:value="0.980991971085754">
            <text:p>0.9809919711</text:p>
          </table:table-cell>
          <table:table-cell office:value-type="float" office:value="-10.350701486656">
            <text:p>-10.35070148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office:value-type="float" office:value="602">
            <text:p>602</text:p>
          </table:table-cell>
          <table:table-cell office:value-type="float" office:value="858">
            <text:p>858</text:p>
          </table:table-cell>
          <table:table-cell office:value-type="float" office:value="1267">
            <text:p>1267</text:p>
          </table:table-cell>
          <table:table-cell office:value-type="float" office:value="11236">
            <text:p>11236</text:p>
          </table:table-cell>
          <table:table-cell office:value-type="float" office:value="15962">
            <text:p>15962</text:p>
          </table:table-cell>
          <table:table-cell office:value-type="float" office:value="23931">
            <text:p>23931</text:p>
          </table:table-cell>
          <table:table-cell office:value-type="float" office:value="-517">
            <text:p>-517</text:p>
          </table:table-cell>
          <table:table-cell office:value-type="float" office:value="-164.5">
            <text:p>-164.5</text:p>
          </table:table-cell>
          <table:table-cell office:value-type="float" office:value="18.625">
            <text:p>18.625</text:p>
          </table:table-cell>
          <table:table-cell office:value-type="float" office:value="-0.0460128159487362">
            <text:p>-0.0460128159</text:p>
          </table:table-cell>
          <table:table-cell office:value-type="float" office:value="-0.0103057260994863">
            <text:p>-0.0103057261</text:p>
          </table:table-cell>
          <table:table-cell office:value-type="float" office:value="0.000778279219422506">
            <text:p>0.0007782792</text:p>
          </table:table-cell>
          <table:table-cell office:value-type="float" office:value="0.843104815473227">
            <text:p>0.8431048155</text:p>
          </table:table-cell>
          <table:table-cell office:value-type="float" office:value="0.964138126313056">
            <text:p>0.9641381263</text:p>
          </table:table-cell>
          <table:table-cell office:value-type="float" office:value="1.00272516447632">
            <text:p>1.0027251645</text:p>
          </table:table-cell>
          <table:table-cell office:value-type="float" office:value="-14.7149255792508">
            <text:p>-14.71492557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office:value-type="float" office:value="608">
            <text:p>608</text:p>
          </table:table-cell>
          <table:table-cell office:value-type="float" office:value="864">
            <text:p>864</text:p>
          </table:table-cell>
          <table:table-cell office:value-type="float" office:value="1275">
            <text:p>1275</text:p>
          </table:table-cell>
          <table:table-cell office:value-type="float" office:value="11790">
            <text:p>11790</text:p>
          </table:table-cell>
          <table:table-cell office:value-type="float" office:value="15608">
            <text:p>15608</text:p>
          </table:table-cell>
          <table:table-cell office:value-type="float" office:value="24067">
            <text:p>24067</text:p>
          </table:table-cell>
          <table:table-cell office:value-type="float" office:value="-246.875">
            <text:p>-246.875</text:p>
          </table:table-cell>
          <table:table-cell office:value-type="float" office:value="-300">
            <text:p>-300</text:p>
          </table:table-cell>
          <table:table-cell office:value-type="float" office:value="-60.375">
            <text:p>-60.375</text:p>
          </table:table-cell>
          <table:table-cell office:value-type="float" office:value="-0.0209393553859203">
            <text:p>-0.0209393554</text:p>
          </table:table-cell>
          <table:table-cell office:value-type="float" office:value="-0.0192209123526397">
            <text:p>-0.0192209124</text:p>
          </table:table-cell>
          <table:table-cell office:value-type="float" office:value="-0.00250862176424149">
            <text:p>-0.0025086218</text:p>
          </table:table-cell>
          <table:table-cell office:value-type="float" office:value="0.927571631093076">
            <text:p>0.9275716311</text:p>
          </table:table-cell>
          <table:table-cell office:value-type="float" office:value="0.93345091597023">
            <text:p>0.933450916</text:p>
          </table:table-cell>
          <table:table-cell office:value-type="float" office:value="0.99123215846414">
            <text:p>0.9912321585</text:p>
          </table:table-cell>
          <table:table-cell office:value-type="float" office:value="-32.7548076514853">
            <text:p>-32.75480765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23">
            <text:p>623</text:p>
          </table:table-cell>
          <table:table-cell office:value-type="float" office:value="1294">
            <text:p>1294</text:p>
          </table:table-cell>
          <table:table-cell office:value-type="float" office:value="12115">
            <text:p>12115</text:p>
          </table:table-cell>
          <table:table-cell office:value-type="float" office:value="16160">
            <text:p>16160</text:p>
          </table:table-cell>
          <table:table-cell office:value-type="float" office:value="22957">
            <text:p>22957</text:p>
          </table:table-cell>
          <table:table-cell office:value-type="float" office:value="-305.5">
            <text:p>-305.5</text:p>
          </table:table-cell>
          <table:table-cell office:value-type="float" office:value="-505.875">
            <text:p>-505.875</text:p>
          </table:table-cell>
          <table:table-cell office:value-type="float" office:value="-216.875">
            <text:p>-216.875</text:p>
          </table:table-cell>
          <table:table-cell office:value-type="float" office:value="-0.0252166735451919">
            <text:p>-0.0252166735</text:p>
          </table:table-cell>
          <table:table-cell office:value-type="float" office:value="-0.031304146039604">
            <text:p>-0.031304146</text:p>
          </table:table-cell>
          <table:table-cell office:value-type="float" office:value="-0.00944700962669338">
            <text:p>-0.0094470096</text:p>
          </table:table-cell>
          <table:table-cell office:value-type="float" office:value="0.91298796861621">
            <text:p>0.9129879686</text:p>
          </table:table-cell>
          <table:table-cell office:value-type="float" office:value="0.892356189997553">
            <text:p>0.89235619</text:p>
          </table:table-cell>
          <table:table-cell office:value-type="float" office:value="0.967110388448711">
            <text:p>0.9671103884</text:p>
          </table:table-cell>
          <table:table-cell office:value-type="float" office:value="-27.1396045044824">
            <text:p>-27.1396045045</text:p>
          </table:table-cell>
          <table:table-cell office:value-type="float" office:value="-21.7939336652075">
            <text:p>-21.79393366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2">
            <text:p>572</text:p>
          </table:table-cell>
          <table:table-cell office:value-type="float" office:value="832">
            <text:p>832</text:p>
          </table:table-cell>
          <table:table-cell office:value-type="float" office:value="11732">
            <text:p>11732</text:p>
          </table:table-cell>
          <table:table-cell office:value-type="float" office:value="15909">
            <text:p>15909</text:p>
          </table:table-cell>
          <table:table-cell office:value-type="float" office:value="22611">
            <text:p>22611</text:p>
          </table:table-cell>
          <table:table-cell office:value-type="float" office:value="-81.75">
            <text:p>-81.75</text:p>
          </table:table-cell>
          <table:table-cell office:value-type="float" office:value="-133.875">
            <text:p>-133.875</text:p>
          </table:table-cell>
          <table:table-cell office:value-type="float" office:value="-711.375">
            <text:p>-711.375</text:p>
          </table:table-cell>
          <table:table-cell office:value-type="float" office:value="-0.00696812137742925">
            <text:p>-0.0069681214</text:p>
          </table:table-cell>
          <table:table-cell office:value-type="float" office:value="-0.00841504808598906">
            <text:p>-0.0084150481</text:p>
          </table:table-cell>
          <table:table-cell office:value-type="float" office:value="-0.0314614568130556">
            <text:p>-0.0314614568</text:p>
          </table:table-cell>
          <table:table-cell office:value-type="float" office:value="0.975706742421438">
            <text:p>0.9757067424</text:p>
          </table:table-cell>
          <table:table-cell office:value-type="float" office:value="0.970686125246246">
            <text:p>0.9706861252</text:p>
          </table:table-cell>
          <table:table-cell office:value-type="float" office:value="0.891824954753313">
            <text:p>0.8918249548</text:p>
          </table:table-cell>
          <table:table-cell table:number-columns-repeated="2" office:value-type="float" office:value="0">
            <text:p>0</text:p>
          </table:table-cell>
          <table:table-cell office:value-type="float" office:value="-21.683210107201">
            <text:p>-21.6832101072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table:number-columns-repeated="2" office:value-type="float" office:value="1221">
            <text:p>1221</text:p>
          </table:table-cell>
          <table:table-cell office:value-type="float" office:value="11636">
            <text:p>11636</text:p>
          </table:table-cell>
          <table:table-cell office:value-type="float" office:value="16435">
            <text:p>16435</text:p>
          </table:table-cell>
          <table:table-cell office:value-type="float" office:value="23544">
            <text:p>23544</text:p>
          </table:table-cell>
          <table:table-cell office:value-type="float" office:value="-109.75">
            <text:p>-109.75</text:p>
          </table:table-cell>
          <table:table-cell office:value-type="float" office:value="-537.125">
            <text:p>-537.125</text:p>
          </table:table-cell>
          <table:table-cell office:value-type="float" office:value="66.25">
            <text:p>66.25</text:p>
          </table:table-cell>
          <table:table-cell office:value-type="float" office:value="-0.00943193537298041">
            <text:p>-0.0094319354</text:p>
          </table:table-cell>
          <table:table-cell office:value-type="float" office:value="-0.0326817766960755">
            <text:p>-0.0326817767</text:p>
          </table:table-cell>
          <table:table-cell office:value-type="float" office:value="0.00281388039415562">
            <text:p>0.0028138804</text:p>
          </table:table-cell>
          <table:table-cell office:value-type="float" office:value="0.967162590548134">
            <text:p>0.9671625905</text:p>
          </table:table-cell>
          <table:table-cell office:value-type="float" office:value="0.88770725467864">
            <text:p>0.8877072547</text:p>
          </table:table-cell>
          <table:table-cell office:value-type="float" office:value="1.00986410050837">
            <text:p>1.0098641005</text:p>
          </table:table-cell>
          <table:table-cell office:value-type="float" office:value="0">
            <text:p>0</text:p>
          </table:table-cell>
          <table:table-cell office:value-type="float" office:value="-20.8604881214078">
            <text:p>-20.8604881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623">
            <text:p>623</text:p>
          </table:table-cell>
          <table:table-cell table:number-columns-repeated="2" office:value-type="float" office:value="885">
            <text:p>885</text:p>
          </table:table-cell>
          <table:table-cell office:value-type="float" office:value="11576">
            <text:p>11576</text:p>
          </table:table-cell>
          <table:table-cell office:value-type="float" office:value="15492">
            <text:p>15492</text:p>
          </table:table-cell>
          <table:table-cell office:value-type="float" office:value="23213">
            <text:p>23213</text:p>
          </table:table-cell>
          <table:table-cell office:value-type="float" office:value="-220">
            <text:p>-220</text:p>
          </table:table-cell>
          <table:table-cell office:value-type="float" office:value="-324.5">
            <text:p>-324.5</text:p>
          </table:table-cell>
          <table:table-cell office:value-type="float" office:value="-116.625">
            <text:p>-116.625</text:p>
          </table:table-cell>
          <table:table-cell office:value-type="float" office:value="-0.0190048375950242">
            <text:p>-0.0190048376</text:p>
          </table:table-cell>
          <table:table-cell office:value-type="float" office:value="-0.0209462948618642">
            <text:p>-0.0209462949</text:p>
          </table:table-cell>
          <table:table-cell office:value-type="float" office:value="-0.00502412441304442">
            <text:p>-0.0050241244</text:p>
          </table:table-cell>
          <table:table-cell office:value-type="float" office:value="0.934190988767361">
            <text:p>0.9341909888</text:p>
          </table:table-cell>
          <table:table-cell office:value-type="float" office:value="0.927547912629618">
            <text:p>0.9275479126</text:p>
          </table:table-cell>
          <table:table-cell office:value-type="float" office:value="0.982465038533535">
            <text:p>0.9824650385</text:p>
          </table:table-cell>
          <table:table-cell office:value-type="float" office:value="0">
            <text:p>0</text:p>
          </table:table-cell>
          <table:table-cell office:value-type="float" office:value="-32.7438403993648">
            <text:p>-32.7438403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917">
            <text:p>917</text:p>
          </table:table-cell>
          <table:table-cell office:value-type="float" office:value="656">
            <text:p>656</text:p>
          </table:table-cell>
          <table:table-cell office:value-type="float" office:value="1334">
            <text:p>1334</text:p>
          </table:table-cell>
          <table:table-cell office:value-type="float" office:value="10469">
            <text:p>10469</text:p>
          </table:table-cell>
          <table:table-cell office:value-type="float" office:value="15512">
            <text:p>15512</text:p>
          </table:table-cell>
          <table:table-cell office:value-type="float" office:value="22637">
            <text:p>22637</text:p>
          </table:table-cell>
          <table:table-cell office:value-type="float" office:value="-664.75">
            <text:p>-664.75</text:p>
          </table:table-cell>
          <table:table-cell office:value-type="float" office:value="-155.25">
            <text:p>-155.25</text:p>
          </table:table-cell>
          <table:table-cell office:value-type="float" office:value="-179">
            <text:p>-179</text:p>
          </table:table-cell>
          <table:table-cell office:value-type="float" office:value="-0.0634969911166301">
            <text:p>-0.0634969911</text:p>
          </table:table-cell>
          <table:table-cell office:value-type="float" office:value="-0.0100083806085611">
            <text:p>-0.0100083806</text:p>
          </table:table-cell>
          <table:table-cell office:value-type="float" office:value="-0.00790740822547157">
            <text:p>-0.0079074082</text:p>
          </table:table-cell>
          <table:table-cell office:value-type="float" office:value="0.785662992138291">
            <text:p>0.7856629921</text:p>
          </table:table-cell>
          <table:table-cell office:value-type="float" office:value="0.965166996527551">
            <text:p>0.9651669965</text:p>
          </table:table-cell>
          <table:table-cell office:value-type="float" office:value="0.972446624336344">
            <text:p>0.9724466243</text:p>
          </table:table-cell>
          <table:table-cell office:value-type="float" office:value="-10.5658582149172">
            <text:p>-10.56585821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1295">
            <text:p>1295</text:p>
          </table:table-cell>
          <table:table-cell office:value-type="float" office:value="8298">
            <text:p>8298</text:p>
          </table:table-cell>
          <table:table-cell office:value-type="float" office:value="14805">
            <text:p>14805</text:p>
          </table:table-cell>
          <table:table-cell office:value-type="float" office:value="22213">
            <text:p>22213</text:p>
          </table:table-cell>
          <table:table-cell office:value-type="float" office:value="-763.125">
            <text:p>-763.125</text:p>
          </table:table-cell>
          <table:table-cell office:value-type="float" office:value="-1177.875">
            <text:p>-1177.875</text:p>
          </table:table-cell>
          <table:table-cell office:value-type="float" office:value="-811.625">
            <text:p>-811.625</text:p>
          </table:table-cell>
          <table:table-cell office:value-type="float" office:value="-0.0919649313087491">
            <text:p>-0.0919649313</text:p>
          </table:table-cell>
          <table:table-cell office:value-type="float" office:value="-0.0795592705167173">
            <text:p>-0.0795592705</text:p>
          </table:table-cell>
          <table:table-cell office:value-type="float" office:value="-0.0365382883896817">
            <text:p>-0.0365382884</text:p>
          </table:table-cell>
          <table:table-cell office:value-type="float" office:value="0.694699535656999">
            <text:p>0.6946995357</text:p>
          </table:table-cell>
          <table:table-cell office:value-type="float" office:value="0.733948721140788">
            <text:p>0.7339487211</text:p>
          </table:table-cell>
          <table:table-cell office:value-type="float" office:value="0.874732681812271">
            <text:p>0.8747326818</text:p>
          </table:table-cell>
          <table:table-cell office:value-type="float" office:value="-7.18493629635677">
            <text:p>-7.1849362964</text:p>
          </table:table-cell>
          <table:table-cell office:value-type="float" office:value="-8.36097536677081">
            <text:p>-8.3609753668</text:p>
          </table:table-cell>
          <table:table-cell office:value-type="float" office:value="-18.6217101879449">
            <text:p>-18.6217101879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25">
            <text:p>625</text:p>
          </table:table-cell>
          <table:table-cell office:value-type="float" office:value="1308">
            <text:p>1308</text:p>
          </table:table-cell>
          <table:table-cell office:value-type="float" office:value="7110">
            <text:p>7110</text:p>
          </table:table-cell>
          <table:table-cell office:value-type="float" office:value="14095">
            <text:p>14095</text:p>
          </table:table-cell>
          <table:table-cell office:value-type="float" office:value="23015">
            <text:p>23015</text:p>
          </table:table-cell>
          <table:table-cell office:value-type="float" office:value="-582.5">
            <text:p>-582.5</text:p>
          </table:table-cell>
          <table:table-cell office:value-type="float" office:value="-62.25">
            <text:p>-62.25</text:p>
          </table:table-cell>
          <table:table-cell office:value-type="float" office:value="-655">
            <text:p>-655</text:p>
          </table:table-cell>
          <table:table-cell office:value-type="float" office:value="-0.0819268635724332">
            <text:p>-0.0819268636</text:p>
          </table:table-cell>
          <table:table-cell office:value-type="float" office:value="-0.00441645973749557">
            <text:p>-0.0044164597</text:p>
          </table:table-cell>
          <table:table-cell office:value-type="float" office:value="-0.0284597001955247">
            <text:p>-0.0284597002</text:p>
          </table:table-cell>
          <table:table-cell office:value-type="float" office:value="0.726411519007123">
            <text:p>0.726411519</text:p>
          </table:table-cell>
          <table:table-cell office:value-type="float" office:value="0.984580620947327">
            <text:p>0.9845806209</text:p>
          </table:table-cell>
          <table:table-cell office:value-type="float" office:value="0.901978560204693">
            <text:p>0.9019785602</text:p>
          </table:table-cell>
          <table:table-cell office:value-type="float" office:value="-8.10905003081951">
            <text:p>-8.1090500308</text:p>
          </table:table-cell>
          <table:table-cell office:value-type="float" office:value="0">
            <text:p>0</text:p>
          </table:table-cell>
          <table:table-cell office:value-type="float" office:value="-24.007151607146">
            <text:p>-24.0071516071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24">
            <text:p>624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6642">
            <text:p>6642</text:p>
          </table:table-cell>
          <table:table-cell office:value-type="float" office:value="14188">
            <text:p>14188</text:p>
          </table:table-cell>
          <table:table-cell office:value-type="float" office:value="20738">
            <text:p>20738</text:p>
          </table:table-cell>
          <table:table-cell office:value-type="float" office:value="-319.25">
            <text:p>-319.25</text:p>
          </table:table-cell>
          <table:table-cell office:value-type="float" office:value="-276.25">
            <text:p>-276.25</text:p>
          </table:table-cell>
          <table:table-cell office:value-type="float" office:value="-633.25">
            <text:p>-633.25</text:p>
          </table:table-cell>
          <table:table-cell office:value-type="float" office:value="-0.0480653417645288">
            <text:p>-0.0480653418</text:p>
          </table:table-cell>
          <table:table-cell office:value-type="float" office:value="-0.0194706794474204">
            <text:p>-0.0194706794</text:p>
          </table:table-cell>
          <table:table-cell office:value-type="float" office:value="-0.0305357315073778">
            <text:p>-0.0305357315</text:p>
          </table:table-cell>
          <table:table-cell office:value-type="float" office:value="0.836299446898874">
            <text:p>0.8362994469</text:p>
          </table:table-cell>
          <table:table-cell office:value-type="float" office:value="0.932595672355991">
            <text:p>0.9325956724</text:p>
          </table:table-cell>
          <table:table-cell office:value-type="float" office:value="0.894952504285612">
            <text:p>0.8949525043</text:p>
          </table:table-cell>
          <table:table-cell office:value-type="float" office:value="-14.0715164535828">
            <text:p>-14.0715164536</text:p>
          </table:table-cell>
          <table:table-cell office:value-type="float" office:value="0">
            <text:p>0</text:p>
          </table:table-cell>
          <table:table-cell office:value-type="float" office:value="-22.3511791227544">
            <text:p>-22.3511791228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255">
            <text:p>1255</text:p>
          </table:table-cell>
          <table:table-cell office:value-type="float" office:value="6210">
            <text:p>6210</text:p>
          </table:table-cell>
          <table:table-cell office:value-type="float" office:value="12994">
            <text:p>12994</text:p>
          </table:table-cell>
          <table:table-cell office:value-type="float" office:value="20937">
            <text:p>20937</text:p>
          </table:table-cell>
          <table:table-cell office:value-type="float" office:value="-49.75">
            <text:p>-49.75</text:p>
          </table:table-cell>
          <table:table-cell office:value-type="float" office:value="-969.25">
            <text:p>-969.25</text:p>
          </table:table-cell>
          <table:table-cell office:value-type="float" office:value="-640.625">
            <text:p>-640.625</text:p>
          </table:table-cell>
          <table:table-cell office:value-type="float" office:value="-0.00801127214170692">
            <text:p>-0.0080112721</text:p>
          </table:table-cell>
          <table:table-cell office:value-type="float" office:value="-0.0745921194397414">
            <text:p>-0.0745921194</text:p>
          </table:table-cell>
          <table:table-cell office:value-type="float" office:value="-0.0305977456178058">
            <text:p>-0.0305977456</text:p>
          </table:table-cell>
          <table:table-cell office:value-type="float" office:value="0.97208634124743">
            <text:p>0.9720863412</text:p>
          </table:table-cell>
          <table:table-cell office:value-type="float" office:value="0.74983299115463">
            <text:p>0.7498329912</text:p>
          </table:table-cell>
          <table:table-cell office:value-type="float" office:value="0.894742885529988">
            <text:p>0.8947428855</text:p>
          </table:table-cell>
          <table:table-cell office:value-type="float" office:value="0">
            <text:p>0</text:p>
          </table:table-cell>
          <table:table-cell office:value-type="float" office:value="-8.94144789005548">
            <text:p>-8.9414478901</text:p>
          </table:table-cell>
          <table:table-cell office:value-type="float" office:value="-22.3051690310643">
            <text:p>-22.3051690311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15">
            <text:p>515</text:p>
          </table:table-cell>
          <table:table-cell table:number-columns-repeated="2" office:value-type="float" office:value="1201">
            <text:p>1201</text:p>
          </table:table-cell>
          <table:table-cell office:value-type="float" office:value="6228">
            <text:p>6228</text:p>
          </table:table-cell>
          <table:table-cell office:value-type="float" office:value="11979">
            <text:p>11979</text:p>
          </table:table-cell>
          <table:table-cell office:value-type="float" office:value="21202">
            <text:p>21202</text:p>
          </table:table-cell>
          <table:table-cell office:value-type="float" office:value="74.25">
            <text:p>74.25</text:p>
          </table:table-cell>
          <table:table-cell office:value-type="float" office:value="-799">
            <text:p>-799</text:p>
          </table:table-cell>
          <table:table-cell office:value-type="float" office:value="-836.625">
            <text:p>-836.625</text:p>
          </table:table-cell>
          <table:table-cell office:value-type="float" office:value="0.0119219653179191">
            <text:p>0.0119219653</text:p>
          </table:table-cell>
          <table:table-cell office:value-type="float" office:value="-0.0667000584355956">
            <text:p>-0.0667000584</text:p>
          </table:table-cell>
          <table:table-cell office:value-type="float" office:value="-0.0394597207810584">
            <text:p>-0.0394597208</text:p>
          </table:table-cell>
          <table:table-cell office:value-type="float" office:value="1.04200545979652">
            <text:p>1.0420054598</text:p>
          </table:table-cell>
          <table:table-cell office:value-type="float" office:value="0.775269635154227">
            <text:p>0.7752696352</text:p>
          </table:table-cell>
          <table:table-cell office:value-type="float" office:value="0.864942833611969">
            <text:p>0.8649428336</text:p>
          </table:table-cell>
          <table:table-cell office:value-type="float" office:value="0">
            <text:p>0</text:p>
          </table:table-cell>
          <table:table-cell office:value-type="float" office:value="-10.0414420733718">
            <text:p>-10.0414420734</text:p>
          </table:table-cell>
          <table:table-cell office:value-type="float" office:value="-17.2170433549785">
            <text:p>-17.217043355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7110">
            <text:p>7110</text:p>
          </table:table-cell>
          <table:table-cell office:value-type="float" office:value="12730">
            <text:p>12730</text:p>
          </table:table-cell>
          <table:table-cell office:value-type="float" office:value="22112">
            <text:p>22112</text:p>
          </table:table-cell>
          <table:table-cell office:value-type="float" office:value="-582.5">
            <text:p>-582.5</text:p>
          </table:table-cell>
          <table:table-cell office:value-type="float" office:value="-526">
            <text:p>-526</text:p>
          </table:table-cell>
          <table:table-cell office:value-type="float" office:value="-875.5">
            <text:p>-875.5</text:p>
          </table:table-cell>
          <table:table-cell office:value-type="float" office:value="-0.0819268635724332">
            <text:p>-0.0819268636</text:p>
          </table:table-cell>
          <table:table-cell office:value-type="float" office:value="-0.0413197172034564">
            <text:p>-0.0413197172</text:p>
          </table:table-cell>
          <table:table-cell office:value-type="float" office:value="-0.0395938856729378">
            <text:p>-0.0395938857</text:p>
          </table:table-cell>
          <table:table-cell office:value-type="float" office:value="0.726411519007123">
            <text:p>0.726411519</text:p>
          </table:table-cell>
          <table:table-cell office:value-type="float" office:value="0.858727335086259">
            <text:p>0.8587273351</text:p>
          </table:table-cell>
          <table:table-cell office:value-type="float" office:value="0.864494044678774">
            <text:p>0.8644940447</text:p>
          </table:table-cell>
          <table:table-cell office:value-type="float" office:value="-8.10905003081951">
            <text:p>-8.1090500308</text:p>
          </table:table-cell>
          <table:table-cell office:value-type="float" office:value="-16.4262050362522">
            <text:p>-16.4262050363</text:p>
          </table:table-cell>
          <table:table-cell office:value-type="float" office:value="-17.1575126431609">
            <text:p>-17.1575126432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3">
            <text:p>3</text:p>
          </table:table-cell>
          <table:table-cell office:value-type="float" office:value="592">
            <text:p>592</text:p>
          </table:table-cell>
          <table:table-cell office:value-type="float" office:value="856">
            <text:p>856</text:p>
          </table:table-cell>
          <table:table-cell office:value-type="float" office:value="592">
            <text:p>592</text:p>
          </table:table-cell>
          <table:table-cell office:value-type="float" office:value="6642">
            <text:p>6642</text:p>
          </table:table-cell>
          <table:table-cell office:value-type="float" office:value="12080">
            <text:p>12080</text:p>
          </table:table-cell>
          <table:table-cell office:value-type="float" office:value="20880">
            <text:p>20880</text:p>
          </table:table-cell>
          <table:table-cell office:value-type="float" office:value="-319.25">
            <text:p>-319.25</text:p>
          </table:table-cell>
          <table:table-cell office:value-type="float" office:value="-7.5">
            <text:p>-7.5</text:p>
          </table:table-cell>
          <table:table-cell office:value-type="float" office:value="-610.5">
            <text:p>-610.5</text:p>
          </table:table-cell>
          <table:table-cell office:value-type="float" office:value="-0.0480653417645288">
            <text:p>-0.0480653418</text:p>
          </table:table-cell>
          <table:table-cell office:value-type="float" office:value="-0.000620860927152318">
            <text:p>-0.0006208609</text:p>
          </table:table-cell>
          <table:table-cell office:value-type="float" office:value="-0.0292385057471264">
            <text:p>-0.0292385057</text:p>
          </table:table-cell>
          <table:table-cell office:value-type="float" office:value="0.836299446898874">
            <text:p>0.8362994469</text:p>
          </table:table-cell>
          <table:table-cell office:value-type="float" office:value="0.997827742272817">
            <text:p>0.9978277423</text:p>
          </table:table-cell>
          <table:table-cell office:value-type="float" office:value="0.899340814712974">
            <text:p>0.8993408147</text:p>
          </table:table-cell>
          <table:table-cell office:value-type="float" office:value="-14.0715164535828">
            <text:p>-14.0715164536</text:p>
          </table:table-cell>
          <table:table-cell office:value-type="float" office:value="0">
            <text:p>0</text:p>
          </table:table-cell>
          <table:table-cell office:value-type="float" office:value="-23.3583677840285">
            <text:p>-23.358367784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3">
            <text:p>3</text:p>
          </table:table-cell>
          <table:table-cell office:value-type="float" office:value="551">
            <text:p>551</text:p>
          </table:table-cell>
          <table:table-cell office:value-type="float" office:value="1233">
            <text:p>1233</text:p>
          </table:table-cell>
          <table:table-cell office:value-type="float" office:value="551">
            <text:p>551</text:p>
          </table:table-cell>
          <table:table-cell office:value-type="float" office:value="6210">
            <text:p>6210</text:p>
          </table:table-cell>
          <table:table-cell office:value-type="float" office:value="11935">
            <text:p>11935</text:p>
          </table:table-cell>
          <table:table-cell office:value-type="float" office:value="22440">
            <text:p>22440</text:p>
          </table:table-cell>
          <table:table-cell office:value-type="float" office:value="-49.75">
            <text:p>-49.75</text:p>
          </table:table-cell>
          <table:table-cell office:value-type="float" office:value="-105.875">
            <text:p>-105.875</text:p>
          </table:table-cell>
          <table:table-cell office:value-type="float" office:value="-293.625">
            <text:p>-293.625</text:p>
          </table:table-cell>
          <table:table-cell office:value-type="float" office:value="-0.00801127214170692">
            <text:p>-0.0080112721</text:p>
          </table:table-cell>
          <table:table-cell office:value-type="float" office:value="-0.00887096774193548">
            <text:p>-0.0088709677</text:p>
          </table:table-cell>
          <table:table-cell office:value-type="float" office:value="-0.0130848930481283">
            <text:p>-0.013084893</text:p>
          </table:table-cell>
          <table:table-cell office:value-type="float" office:value="0.97208634124743">
            <text:p>0.9720863412</text:p>
          </table:table-cell>
          <table:table-cell office:value-type="float" office:value="0.969105853277836">
            <text:p>0.9691058533</text:p>
          </table:table-cell>
          <table:table-cell office:value-type="float" office:value="0.95453845460667">
            <text:p>0.95453845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40">
            <text:p>540</text:p>
          </table:table-cell>
          <table:table-cell office:value-type="float" office:value="6228">
            <text:p>6228</text:p>
          </table:table-cell>
          <table:table-cell office:value-type="float" office:value="10380">
            <text:p>10380</text:p>
          </table:table-cell>
          <table:table-cell office:value-type="float" office:value="19760">
            <text:p>19760</text:p>
          </table:table-cell>
          <table:table-cell office:value-type="float" office:value="74.25">
            <text:p>74.25</text:p>
          </table:table-cell>
          <table:table-cell office:value-type="float" office:value="123.75">
            <text:p>123.75</text:p>
          </table:table-cell>
          <table:table-cell office:value-type="float" office:value="220">
            <text:p>220</text:p>
          </table:table-cell>
          <table:table-cell table:number-columns-repeated="2" office:value-type="float" office:value="0.0119219653179191">
            <text:p>0.0119219653</text:p>
          </table:table-cell>
          <table:table-cell office:value-type="float" office:value="0.0111336032388664">
            <text:p>0.0111336032</text:p>
          </table:table-cell>
          <table:table-cell table:number-columns-repeated="2" office:value-type="float" office:value="1.04200545979652">
            <text:p>1.0420054598</text:p>
          </table:table-cell>
          <table:table-cell office:value-type="float" office:value="1.03921056729335">
            <text:p>1.03921056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3">
            <text:p>3</text:p>
          </table:table-cell>
          <table:table-cell office:value-type="float" office:value="534">
            <text:p>534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6273">
            <text:p>6273</text:p>
          </table:table-cell>
          <table:table-cell office:value-type="float" office:value="10285">
            <text:p>10285</text:p>
          </table:table-cell>
          <table:table-cell office:value-type="float" office:value="18160">
            <text:p>18160</text:p>
          </table:table-cell>
          <table:table-cell office:value-type="float" office:value="85">
            <text:p>85</text:p>
          </table:table-cell>
          <table:table-cell office:value-type="float" office:value="-78.375">
            <text:p>-78.375</text:p>
          </table:table-cell>
          <table:table-cell office:value-type="float" office:value="-464.25">
            <text:p>-464.25</text:p>
          </table:table-cell>
          <table:table-cell office:value-type="float" office:value="0.013550135501355">
            <text:p>0.0135501355</text:p>
          </table:table-cell>
          <table:table-cell office:value-type="float" office:value="-0.00762032085561497">
            <text:p>-0.0076203209</text:p>
          </table:table-cell>
          <table:table-cell office:value-type="float" office:value="-0.0255644273127753">
            <text:p>-0.0255644273</text:p>
          </table:table-cell>
          <table:table-cell office:value-type="float" office:value="1.04778534235207">
            <text:p>1.0477853424</text:p>
          </table:table-cell>
          <table:table-cell office:value-type="float" office:value="0.973442692813635">
            <text:p>0.9734426928</text:p>
          </table:table-cell>
          <table:table-cell office:value-type="float" office:value="0.911805442695193">
            <text:p>0.9118054427</text:p>
          </table:table-cell>
          <table:table-cell table:number-columns-repeated="2" office:value-type="float" office:value="0">
            <text:p>0</text:p>
          </table:table-cell>
          <table:table-cell office:value-type="float" office:value="-26.7656684187945">
            <text:p>-26.7656684188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3">
            <text:p>3</text:p>
          </table:table-cell>
          <table:table-cell office:value-type="float" office:value="521">
            <text:p>521</text:p>
          </table:table-cell>
          <table:table-cell office:value-type="float" office:value="1187">
            <text:p>1187</text:p>
          </table:table-cell>
          <table:table-cell office:value-type="float" office:value="521">
            <text:p>521</text:p>
          </table:table-cell>
          <table:table-cell office:value-type="float" office:value="5400">
            <text:p>5400</text:p>
          </table:table-cell>
          <table:table-cell office:value-type="float" office:value="10296">
            <text:p>10296</text:p>
          </table:table-cell>
          <table:table-cell office:value-type="float" office:value="20880">
            <text:p>20880</text:p>
          </table:table-cell>
          <table:table-cell office:value-type="float" office:value="-540.75">
            <text:p>-540.75</text:p>
          </table:table-cell>
          <table:table-cell office:value-type="float" office:value="-151.5">
            <text:p>-151.5</text:p>
          </table:table-cell>
          <table:table-cell office:value-type="float" office:value="-610.5">
            <text:p>-610.5</text:p>
          </table:table-cell>
          <table:table-cell office:value-type="float" office:value="-0.100138888888889">
            <text:p>-0.1001388889</text:p>
          </table:table-cell>
          <table:table-cell office:value-type="float" office:value="-0.0147144522144522">
            <text:p>-0.0147144522</text:p>
          </table:table-cell>
          <table:table-cell office:value-type="float" office:value="-0.0292385057471264">
            <text:p>-0.0292385057</text:p>
          </table:table-cell>
          <table:table-cell office:value-type="float" office:value="0.669168371141975">
            <text:p>0.6691683711</text:p>
          </table:table-cell>
          <table:table-cell office:value-type="float" office:value="0.948923786853201">
            <text:p>0.9489237869</text:p>
          </table:table-cell>
          <table:table-cell office:value-type="float" office:value="0.899340814712974">
            <text:p>0.8993408147</text:p>
          </table:table-cell>
          <table:table-cell office:value-type="float" office:value="-6.56919087747128">
            <text:p>-6.5691908775</text:p>
          </table:table-cell>
          <table:table-cell office:value-type="float" office:value="0">
            <text:p>0</text:p>
          </table:table-cell>
          <table:table-cell office:value-type="float" office:value="-23.3583677840285">
            <text:p>-23.358367784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3">
            <text:p>3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428">
            <text:p>428</text:p>
          </table:table-cell>
          <table:table-cell office:value-type="float" office:value="5415">
            <text:p>5415</text:p>
          </table:table-cell>
          <table:table-cell office:value-type="float" office:value="10248">
            <text:p>10248</text:p>
          </table:table-cell>
          <table:table-cell office:value-type="float" office:value="22440">
            <text:p>22440</text:p>
          </table:table-cell>
          <table:table-cell office:value-type="float" office:value="-448.25">
            <text:p>-448.25</text:p>
          </table:table-cell>
          <table:table-cell office:value-type="float" office:value="-249">
            <text:p>-249</text:p>
          </table:table-cell>
          <table:table-cell office:value-type="float" office:value="-293.625">
            <text:p>-293.625</text:p>
          </table:table-cell>
          <table:table-cell office:value-type="float" office:value="-0.0827793167128347">
            <text:p>-0.0827793167</text:p>
          </table:table-cell>
          <table:table-cell office:value-type="float" office:value="-0.0242974238875878">
            <text:p>-0.0242974239</text:p>
          </table:table-cell>
          <table:table-cell office:value-type="float" office:value="-0.0130848930481283">
            <text:p>-0.013084893</text:p>
          </table:table-cell>
          <table:table-cell office:value-type="float" office:value="0.723703125444948">
            <text:p>0.7237031254</text:p>
          </table:table-cell>
          <table:table-cell office:value-type="float" office:value="0.916116131416286">
            <text:p>0.9161161314</text:p>
          </table:table-cell>
          <table:table-cell office:value-type="float" office:value="0.95453845460667">
            <text:p>0.9545384546</text:p>
          </table:table-cell>
          <table:table-cell office:value-type="float" office:value="-8.02187038522727">
            <text:p>-8.0218703852</text:p>
          </table:table-cell>
          <table:table-cell office:value-type="float" office:value="-28.1796052420936">
            <text:p>-28.17960524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3">
            <text:p>3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482">
            <text:p>482</text:p>
          </table:table-cell>
          <table:table-cell office:value-type="float" office:value="5850">
            <text:p>5850</text:p>
          </table:table-cell>
          <table:table-cell office:value-type="float" office:value="10560">
            <text:p>10560</text:p>
          </table:table-cell>
          <table:table-cell office:value-type="float" office:value="19760">
            <text:p>19760</text:p>
          </table:table-cell>
          <table:table-cell office:value-type="float" office:value="-187.5">
            <text:p>-187.5</text:p>
          </table:table-cell>
          <table:table-cell office:value-type="float" office:value="-204">
            <text:p>-204</text:p>
          </table:table-cell>
          <table:table-cell office:value-type="float" office:value="220">
            <text:p>220</text:p>
          </table:table-cell>
          <table:table-cell office:value-type="float" office:value="-0.032051282051282">
            <text:p>-0.0320512821</text:p>
          </table:table-cell>
          <table:table-cell office:value-type="float" office:value="-0.0193181818181818">
            <text:p>-0.0193181818</text:p>
          </table:table-cell>
          <table:table-cell office:value-type="float" office:value="0.0111336032388664">
            <text:p>0.0111336032</text:p>
          </table:table-cell>
          <table:table-cell office:value-type="float" office:value="0.889833990795529">
            <text:p>0.8898339908</text:p>
          </table:table-cell>
          <table:table-cell office:value-type="float" office:value="0.933117820247934">
            <text:p>0.9331178202</text:p>
          </table:table-cell>
          <table:table-cell office:value-type="float" office:value="1.03921056729335">
            <text:p>1.0392105673</text:p>
          </table:table-cell>
          <table:table-cell office:value-type="float" office:value="-21.2777368030794">
            <text:p>-21.27773680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07">
            <text:p>507</text:p>
          </table:table-cell>
          <table:table-cell office:value-type="float" office:value="6915">
            <text:p>6915</text:p>
          </table:table-cell>
          <table:table-cell office:value-type="float" office:value="10962">
            <text:p>10962</text:p>
          </table:table-cell>
          <table:table-cell office:value-type="float" office:value="18440">
            <text:p>18440</text:p>
          </table:table-cell>
          <table:table-cell office:value-type="float" office:value="-159.375">
            <text:p>-159.375</text:p>
          </table:table-cell>
          <table:table-cell office:value-type="float" office:value="-23.625">
            <text:p>-23.625</text:p>
          </table:table-cell>
          <table:table-cell office:value-type="float" office:value="-425">
            <text:p>-425</text:p>
          </table:table-cell>
          <table:table-cell office:value-type="float" office:value="-0.0230477223427332">
            <text:p>-0.0230477223</text:p>
          </table:table-cell>
          <table:table-cell office:value-type="float" office:value="-0.0021551724137931">
            <text:p>-0.0021551724</text:p>
          </table:table-cell>
          <table:table-cell office:value-type="float" office:value="-0.0230477223427332">
            <text:p>-0.0230477223</text:p>
          </table:table-cell>
          <table:table-cell office:value-type="float" office:value="0.920374118910602">
            <text:p>0.9203741189</text:p>
          </table:table-cell>
          <table:table-cell office:value-type="float" office:value="0.992466000297265">
            <text:p>0.9924660003</text:p>
          </table:table-cell>
          <table:table-cell office:value-type="float" office:value="0.920374118910602">
            <text:p>0.9203741189</text:p>
          </table:table-cell>
          <table:table-cell office:value-type="float" office:value="-29.7265125154047">
            <text:p>-29.7265125154</text:p>
          </table:table-cell>
          <table:table-cell office:value-type="float" office:value="0">
            <text:p>0</text:p>
          </table:table-cell>
          <table:table-cell office:value-type="float" office:value="-29.7265125154047">
            <text:p>-29.7265125154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3">
            <text:p>3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6480">
            <text:p>6480</text:p>
          </table:table-cell>
          <table:table-cell office:value-type="float" office:value="10538">
            <text:p>10538</text:p>
          </table:table-cell>
          <table:table-cell office:value-type="float" office:value="18880">
            <text:p>18880</text:p>
          </table:table-cell>
          <table:table-cell office:value-type="float" office:value="-112.5">
            <text:p>-112.5</text:p>
          </table:table-cell>
          <table:table-cell office:value-type="float" office:value="-34.375">
            <text:p>-34.375</text:p>
          </table:table-cell>
          <table:table-cell office:value-type="float" office:value="35">
            <text:p>35</text:p>
          </table:table-cell>
          <table:table-cell office:value-type="float" office:value="-0.0173611111111111">
            <text:p>-0.0173611111</text:p>
          </table:table-cell>
          <table:table-cell office:value-type="float" office:value="-0.00326200417536534">
            <text:p>-0.0032620042</text:p>
          </table:table-cell>
          <table:table-cell office:value-type="float" office:value="0.00185381355932203">
            <text:p>0.0018538136</text:p>
          </table:table-cell>
          <table:table-cell office:value-type="float" office:value="0.939826871141975">
            <text:p>0.9398268711</text:p>
          </table:table-cell>
          <table:table-cell office:value-type="float" office:value="0.988603841101852">
            <text:p>0.9886038411</text:p>
          </table:table-cell>
          <table:table-cell office:value-type="float" office:value="1.00649508324206">
            <text:p>1.00649508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3">
            <text:p>3</text:p>
          </table:table-cell>
          <table:table-cell office:value-type="float" office:value="395">
            <text:p>395</text:p>
          </table:table-cell>
          <table:table-cell office:value-type="float" office:value="1011">
            <text:p>1011</text:p>
          </table:table-cell>
          <table:table-cell office:value-type="float" office:value="395">
            <text:p>395</text:p>
          </table:table-cell>
          <table:table-cell office:value-type="float" office:value="6498">
            <text:p>6498</text:p>
          </table:table-cell>
          <table:table-cell office:value-type="float" office:value="10248">
            <text:p>10248</text:p>
          </table:table-cell>
          <table:table-cell office:value-type="float" office:value="17480">
            <text:p>17480</text:p>
          </table:table-cell>
          <table:table-cell office:value-type="float" office:value="-279">
            <text:p>-279</text:p>
          </table:table-cell>
          <table:table-cell office:value-type="float" office:value="-249">
            <text:p>-249</text:p>
          </table:table-cell>
          <table:table-cell office:value-type="float" office:value="-70">
            <text:p>-70</text:p>
          </table:table-cell>
          <table:table-cell office:value-type="float" office:value="-0.0429362880886427">
            <text:p>-0.0429362881</text:p>
          </table:table-cell>
          <table:table-cell office:value-type="float" office:value="-0.0242974238875878">
            <text:p>-0.0242974239</text:p>
          </table:table-cell>
          <table:table-cell office:value-type="float" office:value="-0.0040045766590389">
            <text:p>-0.0040045767</text:p>
          </table:table-cell>
          <table:table-cell office:value-type="float" office:value="0.853336300366019">
            <text:p>0.8533363004</text:p>
          </table:table-cell>
          <table:table-cell office:value-type="float" office:value="0.916116131416286">
            <text:p>0.9161161314</text:p>
          </table:table-cell>
          <table:table-cell office:value-type="float" office:value="0.986015413496431">
            <text:p>0.9860154135</text:p>
          </table:table-cell>
          <table:table-cell office:value-type="float" office:value="-15.7945130069856">
            <text:p>-15.794513007</text:p>
          </table:table-cell>
          <table:table-cell office:value-type="float" office:value="-28.1796052420936">
            <text:p>-28.17960524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69">
            <text:p>369</text:p>
          </table:table-cell>
          <table:table-cell office:value-type="float" office:value="5910">
            <text:p>5910</text:p>
          </table:table-cell>
          <table:table-cell office:value-type="float" office:value="9456">
            <text:p>9456</text:p>
          </table:table-cell>
          <table:table-cell office:value-type="float" office:value="15760">
            <text:p>15760</text:p>
          </table:table-cell>
          <table:table-cell office:value-type="float" office:value="-87.75">
            <text:p>-87.75</text:p>
          </table:table-cell>
          <table:table-cell office:value-type="float" office:value="-140.375">
            <text:p>-140.375</text:p>
          </table:table-cell>
          <table:table-cell office:value-type="float" office:value="-233.875">
            <text:p>-233.875</text:p>
          </table:table-cell>
          <table:table-cell office:value-type="float" office:value="-0.0148477157360406">
            <text:p>-0.0148477157</text:p>
          </table:table-cell>
          <table:table-cell office:value-type="float" office:value="-0.0148450719120135">
            <text:p>-0.0148450719</text:p>
          </table:table-cell>
          <table:table-cell office:value-type="float" office:value="-0.0148397842639594">
            <text:p>-0.0148397843</text:p>
          </table:table-cell>
          <table:table-cell office:value-type="float" office:value="0.948465086062511">
            <text:p>0.9484650861</text:p>
          </table:table-cell>
          <table:table-cell office:value-type="float" office:value="0.948474185581695">
            <text:p>0.9484741856</text:p>
          </table:table-cell>
          <table:table-cell office:value-type="float" office:value="0.948492384702264">
            <text:p>0.94849238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3">
            <text:p>3</text:p>
          </table:table-cell>
          <table:table-cell office:value-type="float" office:value="345">
            <text:p>345</text:p>
          </table:table-cell>
          <table:table-cell office:value-type="float" office:value="574">
            <text:p>574</text:p>
          </table:table-cell>
          <table:table-cell office:value-type="float" office:value="345">
            <text:p>345</text:p>
          </table:table-cell>
          <table:table-cell office:value-type="float" office:value="5160">
            <text:p>5160</text:p>
          </table:table-cell>
          <table:table-cell office:value-type="float" office:value="9504">
            <text:p>9504</text:p>
          </table:table-cell>
          <table:table-cell office:value-type="float" office:value="18440">
            <text:p>18440</text:p>
          </table:table-cell>
          <table:table-cell office:value-type="float" office:value="-244.875">
            <text:p>-244.875</text:p>
          </table:table-cell>
          <table:table-cell office:value-type="float" office:value="-323.375">
            <text:p>-323.375</text:p>
          </table:table-cell>
          <table:table-cell office:value-type="float" office:value="-425">
            <text:p>-425</text:p>
          </table:table-cell>
          <table:table-cell office:value-type="float" office:value="-0.0474563953488372">
            <text:p>-0.0474563953</text:p>
          </table:table-cell>
          <table:table-cell office:value-type="float" office:value="-0.0340251473063973">
            <text:p>-0.0340251473</text:p>
          </table:table-cell>
          <table:table-cell office:value-type="float" office:value="-0.0230477223427332">
            <text:p>-0.0230477223</text:p>
          </table:table-cell>
          <table:table-cell office:value-type="float" office:value="0.8383167508197">
            <text:p>0.8383167508</text:p>
          </table:table-cell>
          <table:table-cell office:value-type="float" office:value="0.883181097300085">
            <text:p>0.8831810973</text:p>
          </table:table-cell>
          <table:table-cell office:value-type="float" office:value="0.920374118910602">
            <text:p>0.9203741189</text:p>
          </table:table-cell>
          <table:table-cell office:value-type="float" office:value="-14.2565985591022">
            <text:p>-14.2565985591</text:p>
          </table:table-cell>
          <table:table-cell office:value-type="float" office:value="-20.0230412578335">
            <text:p>-20.0230412578</text:p>
          </table:table-cell>
          <table:table-cell office:value-type="float" office:value="-29.7265125154047">
            <text:p>-29.7265125154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3">
            <text:p>3</text:p>
          </table:table-cell>
          <table:table-cell office:value-type="float" office:value="346">
            <text:p>346</text:p>
          </table:table-cell>
          <table:table-cell office:value-type="float" office:value="569">
            <text:p>569</text:p>
          </table:table-cell>
          <table:table-cell office:value-type="float" office:value="346">
            <text:p>346</text:p>
          </table:table-cell>
          <table:table-cell office:value-type="float" office:value="5505">
            <text:p>5505</text:p>
          </table:table-cell>
          <table:table-cell office:value-type="float" office:value="9825">
            <text:p>9825</text:p>
          </table:table-cell>
          <table:table-cell office:value-type="float" office:value="18880">
            <text:p>18880</text:p>
          </table:table-cell>
          <table:table-cell office:value-type="float" office:value="-149.125">
            <text:p>-149.125</text:p>
          </table:table-cell>
          <table:table-cell office:value-type="float" office:value="-5.625">
            <text:p>-5.625</text:p>
          </table:table-cell>
          <table:table-cell office:value-type="float" office:value="35">
            <text:p>35</text:p>
          </table:table-cell>
          <table:table-cell office:value-type="float" office:value="-0.0270890099909173">
            <text:p>-0.02708901</text:p>
          </table:table-cell>
          <table:table-cell office:value-type="float" office:value="-0.000572519083969466">
            <text:p>-0.0005725191</text:p>
          </table:table-cell>
          <table:table-cell office:value-type="float" office:value="0.00185381355932203">
            <text:p>0.0018538136</text:p>
          </table:table-cell>
          <table:table-cell office:value-type="float" office:value="0.906626741377874">
            <text:p>0.9066267414</text:p>
          </table:table-cell>
          <table:table-cell office:value-type="float" office:value="0.997996825651186">
            <text:p>0.9979968257</text:p>
          </table:table-cell>
          <table:table-cell office:value-type="float" office:value="1.00649508324206">
            <text:p>1.0064950832</text:p>
          </table:table-cell>
          <table:table-cell office:value-type="float" office:value="-25.2396036031891">
            <text:p>-25.23960360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54">
            <text:p>454</text:p>
          </table:table-cell>
          <table:table-cell office:value-type="float" office:value="5205">
            <text:p>5205</text:p>
          </table:table-cell>
          <table:table-cell office:value-type="float" office:value="9360">
            <text:p>9360</text:p>
          </table:table-cell>
          <table:table-cell office:value-type="float" office:value="17480">
            <text:p>17480</text:p>
          </table:table-cell>
          <table:table-cell office:value-type="float" office:value="-126.875">
            <text:p>-126.875</text:p>
          </table:table-cell>
          <table:table-cell office:value-type="float" office:value="-300">
            <text:p>-300</text:p>
          </table:table-cell>
          <table:table-cell office:value-type="float" office:value="-70">
            <text:p>-70</text:p>
          </table:table-cell>
          <table:table-cell office:value-type="float" office:value="-0.0243756003842459">
            <text:p>-0.0243756004</text:p>
          </table:table-cell>
          <table:table-cell office:value-type="float" office:value="-0.032051282051282">
            <text:p>-0.0320512821</text:p>
          </table:table-cell>
          <table:table-cell office:value-type="float" office:value="-0.0040045766590389">
            <text:p>-0.0040045767</text:p>
          </table:table-cell>
          <table:table-cell office:value-type="float" office:value="0.915849971647561">
            <text:p>0.9158499716</text:p>
          </table:table-cell>
          <table:table-cell office:value-type="float" office:value="0.889833990795529">
            <text:p>0.8898339908</text:p>
          </table:table-cell>
          <table:table-cell office:value-type="float" office:value="0.986015413496431">
            <text:p>0.9860154135</text:p>
          </table:table-cell>
          <table:table-cell office:value-type="float" office:value="-28.0881079835488">
            <text:p>-28.0881079835</text:p>
          </table:table-cell>
          <table:table-cell office:value-type="float" office:value="-21.2777368030794">
            <text:p>-21.27773680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522">
            <text:p>522</text:p>
          </table:table-cell>
          <table:table-cell office:value-type="float" office:value="5148">
            <text:p>5148</text:p>
          </table:table-cell>
          <table:table-cell office:value-type="float" office:value="9456">
            <text:p>9456</text:p>
          </table:table-cell>
          <table:table-cell office:value-type="float" office:value="15760">
            <text:p>15760</text:p>
          </table:table-cell>
          <table:table-cell office:value-type="float" office:value="-51.375">
            <text:p>-51.375</text:p>
          </table:table-cell>
          <table:table-cell office:value-type="float" office:value="-101.125">
            <text:p>-101.125</text:p>
          </table:table-cell>
          <table:table-cell office:value-type="float" office:value="-168.5">
            <text:p>-168.5</text:p>
          </table:table-cell>
          <table:table-cell office:value-type="float" office:value="-0.00997960372960373">
            <text:p>-0.0099796037</text:p>
          </table:table-cell>
          <table:table-cell office:value-type="float" office:value="-0.0106942681895093">
            <text:p>-0.0106942682</text:p>
          </table:table-cell>
          <table:table-cell office:value-type="float" office:value="-0.0106916243654822">
            <text:p>-0.0106916244</text:p>
          </table:table-cell>
          <table:table-cell office:value-type="float" office:value="0.965266588227963">
            <text:p>0.9652665882</text:p>
          </table:table-cell>
          <table:table-cell office:value-type="float" office:value="0.962794221386051">
            <text:p>0.9627942214</text:p>
          </table:table-cell>
          <table:table-cell office:value-type="float" office:value="0.962803363950694">
            <text:p>0.9628033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61">
            <text:p>561</text:p>
          </table:table-cell>
          <table:table-cell office:value-type="float" office:value="1085">
            <text:p>1085</text:p>
          </table:table-cell>
          <table:table-cell office:value-type="float" office:value="561">
            <text:p>561</text:p>
          </table:table-cell>
          <table:table-cell office:value-type="float" office:value="4956">
            <text:p>4956</text:p>
          </table:table-cell>
          <table:table-cell office:value-type="float" office:value="8965">
            <text:p>8965</text:p>
          </table:table-cell>
          <table:table-cell office:value-type="float" office:value="14632">
            <text:p>14632</text:p>
          </table:table-cell>
          <table:table-cell office:value-type="float" office:value="147">
            <text:p>147</text:p>
          </table:table-cell>
          <table:table-cell office:value-type="float" office:value="5.625">
            <text:p>5.625</text:p>
          </table:table-cell>
          <table:table-cell office:value-type="float" office:value="27.125">
            <text:p>27.125</text:p>
          </table:table-cell>
          <table:table-cell office:value-type="float" office:value="0.0296610169491525">
            <text:p>0.0296610169</text:p>
          </table:table-cell>
          <table:table-cell office:value-type="float" office:value="0.000627440044617959">
            <text:p>0.00062744</text:p>
          </table:table-cell>
          <table:table-cell office:value-type="float" office:value="0.00185381355932203">
            <text:p>0.0018538136</text:p>
          </table:table-cell>
          <table:table-cell office:value-type="float" office:value="1.10553792013789">
            <text:p>1.1055379201</text:p>
          </table:table-cell>
          <table:table-cell office:value-type="float" office:value="1.00219681177094">
            <text:p>1.0021968118</text:p>
          </table:table-cell>
          <table:table-cell office:value-type="float" office:value="1.00649508324206">
            <text:p>1.0064950832</text:p>
          </table:table-cell>
          <table:table-cell office:value-type="float" office:value="23.7138473316552">
            <text:p>23.71384733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494">
            <text:p>494</text:p>
          </table:table-cell>
          <table:table-cell office:value-type="float" office:value="5887">
            <text:p>5887</text:p>
          </table:table-cell>
          <table:table-cell office:value-type="float" office:value="9420">
            <text:p>9420</text:p>
          </table:table-cell>
          <table:table-cell office:value-type="float" office:value="15700">
            <text:p>15700</text:p>
          </table:table-cell>
          <table:table-cell office:value-type="float" office:value="123.375">
            <text:p>123.375</text:p>
          </table:table-cell>
          <table:table-cell office:value-type="float" office:value="197.5">
            <text:p>197.5</text:p>
          </table:table-cell>
          <table:table-cell office:value-type="float" office:value="329.125">
            <text:p>329.125</text:p>
          </table:table-cell>
          <table:table-cell office:value-type="float" office:value="0.0209571938168847">
            <text:p>0.0209571938</text:p>
          </table:table-cell>
          <table:table-cell office:value-type="float" office:value="0.0209660297239915">
            <text:p>0.0209660297</text:p>
          </table:table-cell>
          <table:table-cell office:value-type="float" office:value="0.0209633757961783">
            <text:p>0.0209633758</text:p>
          </table:table-cell>
          <table:table-cell office:value-type="float" office:value="1.07421101814555">
            <text:p>1.0742110181</text:p>
          </table:table-cell>
          <table:table-cell office:value-type="float" office:value="1.07424266986265">
            <text:p>1.0742426699</text:p>
          </table:table-cell>
          <table:table-cell office:value-type="float" office:value="1.07423316301118">
            <text:p>1.074233163</text:p>
          </table:table-cell>
          <table:table-cell office:value-type="float" office:value="33.4198027429554">
            <text:p>33.419802743</text:p>
          </table:table-cell>
          <table:table-cell office:value-type="float" office:value="33.4058633824429">
            <text:p>33.4058633824</text:p>
          </table:table-cell>
          <table:table-cell office:value-type="float" office:value="33.4100489343244">
            <text:p>33.4100489343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429">
            <text:p>429</text:p>
          </table:table-cell>
          <table:table-cell office:value-type="float" office:value="5540">
            <text:p>5540</text:p>
          </table:table-cell>
          <table:table-cell office:value-type="float" office:value="8864">
            <text:p>8864</text:p>
          </table:table-cell>
          <table:table-cell office:value-type="float" office:value="14773">
            <text:p>14773</text:p>
          </table:table-cell>
          <table:table-cell office:value-type="float" office:value="-208.875">
            <text:p>-208.875</text:p>
          </table:table-cell>
          <table:table-cell office:value-type="float" office:value="-334.25">
            <text:p>-334.25</text:p>
          </table:table-cell>
          <table:table-cell office:value-type="float" office:value="-557.125">
            <text:p>-557.125</text:p>
          </table:table-cell>
          <table:table-cell office:value-type="float" office:value="-0.0377030685920578">
            <text:p>-0.0377030686</text:p>
          </table:table-cell>
          <table:table-cell office:value-type="float" office:value="-0.0377087093862816">
            <text:p>-0.0377087094</text:p>
          </table:table-cell>
          <table:table-cell office:value-type="float" office:value="-0.0377123806945103">
            <text:p>-0.0377123807</text:p>
          </table:table-cell>
          <table:table-cell office:value-type="float" office:value="0.870825441835062">
            <text:p>0.8708254418</text:p>
          </table:table-cell>
          <table:table-cell office:value-type="float" office:value="0.870806532804629">
            <text:p>0.8708065328</text:p>
          </table:table-cell>
          <table:table-cell office:value-type="float" office:value="0.870794225938204">
            <text:p>0.8707942259</text:p>
          </table:table-cell>
          <table:table-cell office:value-type="float" office:value="-18.0355769948007">
            <text:p>-18.0355769948</text:p>
          </table:table-cell>
          <table:table-cell office:value-type="float" office:value="-18.0328265634196">
            <text:p>-18.0328265634</text:p>
          </table:table-cell>
          <table:table-cell office:value-type="float" office:value="-18.0310368884357">
            <text:p>-18.0310368884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4">
            <text:p>4</text:p>
          </table:table-cell>
          <table:table-cell office:value-type="float" office:value="360">
            <text:p>360</text:p>
          </table:table-cell>
          <table:table-cell office:value-type="float" office:value="552">
            <text:p>552</text:p>
          </table:table-cell>
          <table:table-cell office:value-type="float" office:value="360">
            <text:p>360</text:p>
          </table:table-cell>
          <table:table-cell office:value-type="float" office:value="5499">
            <text:p>5499</text:p>
          </table:table-cell>
          <table:table-cell office:value-type="float" office:value="8632">
            <text:p>8632</text:p>
          </table:table-cell>
          <table:table-cell office:value-type="float" office:value="14663">
            <text:p>14663</text:p>
          </table:table-cell>
          <table:table-cell office:value-type="float" office:value="-314.875">
            <text:p>-314.875</text:p>
          </table:table-cell>
          <table:table-cell office:value-type="float" office:value="-640.25">
            <text:p>-640.25</text:p>
          </table:table-cell>
          <table:table-cell office:value-type="float" office:value="-839.875">
            <text:p>-839.875</text:p>
          </table:table-cell>
          <table:table-cell office:value-type="float" office:value="-0.0572604109838152">
            <text:p>-0.057260411</text:p>
          </table:table-cell>
          <table:table-cell office:value-type="float" office:value="-0.074171686746988">
            <text:p>-0.0741716867</text:p>
          </table:table-cell>
          <table:table-cell office:value-type="float" office:value="-0.0572785241764987">
            <text:p>-0.0572785242</text:p>
          </table:table-cell>
          <table:table-cell office:value-type="float" office:value="0.806014920702076">
            <text:p>0.8060149207</text:p>
          </table:table-cell>
          <table:table-cell office:value-type="float" office:value="0.751181917050733">
            <text:p>0.7511819171</text:p>
          </table:table-cell>
          <table:table-cell office:value-type="float" office:value="0.805955590872657">
            <text:p>0.8059555909</text:p>
          </table:table-cell>
          <table:table-cell office:value-type="float" office:value="-11.7551936365014">
            <text:p>-11.7551936365</text:p>
          </table:table-cell>
          <table:table-cell office:value-type="float" office:value="-8.99414745646554">
            <text:p>-8.9941474565</text:p>
          </table:table-cell>
          <table:table-cell office:value-type="float" office:value="-11.7513645069683">
            <text:p>-11.751364507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61">
            <text:p>361</text:p>
          </table:table-cell>
          <table:table-cell office:value-type="float" office:value="6239">
            <text:p>6239</text:p>
          </table:table-cell>
          <table:table-cell office:value-type="float" office:value="9854">
            <text:p>9854</text:p>
          </table:table-cell>
          <table:table-cell office:value-type="float" office:value="16897">
            <text:p>16897</text:p>
          </table:table-cell>
          <table:table-cell office:value-type="float" office:value="-421.75">
            <text:p>-421.75</text:p>
          </table:table-cell>
          <table:table-cell office:value-type="float" office:value="-493.75">
            <text:p>-493.75</text:p>
          </table:table-cell>
          <table:table-cell office:value-type="float" office:value="-729">
            <text:p>-729</text:p>
          </table:table-cell>
          <table:table-cell office:value-type="float" office:value="-0.0675989741945825">
            <text:p>-0.0675989742</text:p>
          </table:table-cell>
          <table:table-cell office:value-type="float" office:value="-0.0501065557134159">
            <text:p>-0.0501065557</text:p>
          </table:table-cell>
          <table:table-cell office:value-type="float" office:value="-0.0431437533289933">
            <text:p>-0.0431437533</text:p>
          </table:table-cell>
          <table:table-cell office:value-type="float" office:value="0.772360048090795">
            <text:p>0.7723600481</text:p>
          </table:table-cell>
          <table:table-cell office:value-type="float" office:value="0.829547962176949">
            <text:p>0.8295479622</text:p>
          </table:table-cell>
          <table:table-cell office:value-type="float" office:value="0.852645174913097">
            <text:p>0.8526451749</text:p>
          </table:table-cell>
          <table:table-cell office:value-type="float" office:value="-9.90319594266292">
            <text:p>-9.9031959427</text:p>
          </table:table-cell>
          <table:table-cell office:value-type="float" office:value="-13.4839201654031">
            <text:p>-13.4839201654</text:p>
          </table:table-cell>
          <table:table-cell office:value-type="float" office:value="-15.7168707004375">
            <text:p>-15.7168707004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390">
            <text:p>390</text:p>
          </table:table-cell>
          <table:table-cell office:value-type="float" office:value="5899">
            <text:p>5899</text:p>
          </table:table-cell>
          <table:table-cell office:value-type="float" office:value="10048">
            <text:p>10048</text:p>
          </table:table-cell>
          <table:table-cell office:value-type="float" office:value="17313">
            <text:p>17313</text:p>
          </table:table-cell>
          <table:table-cell office:value-type="float" office:value="-397">
            <text:p>-397</text:p>
          </table:table-cell>
          <table:table-cell office:value-type="float" office:value="-840.5">
            <text:p>-840.5</text:p>
          </table:table-cell>
          <table:table-cell office:value-type="float" office:value="-1188">
            <text:p>-1188</text:p>
          </table:table-cell>
          <table:table-cell office:value-type="float" office:value="-0.0672995422953043">
            <text:p>-0.0672995423</text:p>
          </table:table-cell>
          <table:table-cell office:value-type="float" office:value="-0.0836484872611465">
            <text:p>-0.0836484873</text:p>
          </table:table-cell>
          <table:table-cell office:value-type="float" office:value="-0.0686189568532317">
            <text:p>-0.0686189569</text:p>
          </table:table-cell>
          <table:table-cell office:value-type="float" office:value="0.773328889617024">
            <text:p>0.7733288896</text:p>
          </table:table-cell>
          <table:table-cell office:value-type="float" office:value="0.7209445506513">
            <text:p>0.7209445507</text:p>
          </table:table-cell>
          <table:table-cell office:value-type="float" office:value="0.769062431043355">
            <text:p>0.769062431</text:p>
          </table:table-cell>
          <table:table-cell office:value-type="float" office:value="-9.94883616874653">
            <text:p>-9.9488361687</text:p>
          </table:table-cell>
          <table:table-cell office:value-type="float" office:value="-7.93480937692132">
            <text:p>-7.9348093769</text:p>
          </table:table-cell>
          <table:table-cell office:value-type="float" office:value="-9.75071551731777">
            <text:p>-9.7507155173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461">
            <text:p>461</text:p>
          </table:table-cell>
          <table:table-cell office:value-type="float" office:value="3534">
            <text:p>3534</text:p>
          </table:table-cell>
          <table:table-cell office:value-type="float" office:value="7330">
            <text:p>7330</text:p>
          </table:table-cell>
          <table:table-cell office:value-type="float" office:value="17975">
            <text:p>17975</text:p>
          </table:table-cell>
          <table:table-cell office:value-type="float" office:value="-461.833333333333">
            <text:p>-461.8333333333</text:p>
          </table:table-cell>
          <table:table-cell office:value-type="float" office:value="-564.2">
            <text:p>-564.2</text:p>
          </table:table-cell>
          <table:table-cell office:value-type="float" office:value="0">
            <text:p>0</text:p>
          </table:table-cell>
          <table:table-cell office:value-type="float" office:value="-0.130682890020751">
            <text:p>-0.13068289</text:p>
          </table:table-cell>
          <table:table-cell office:value-type="float" office:value="-0.0769713506139154">
            <text:p>-0.0769713506</text:p>
          </table:table-cell>
          <table:table-cell office:value-type="float" office:value="0">
            <text:p>0</text:p>
          </table:table-cell>
          <table:table-cell office:value-type="float" office:value="0.576082799705957">
            <text:p>0.5760827997</text:p>
          </table:table-cell>
          <table:table-cell office:value-type="float" office:value="0.742212466929343">
            <text:p>0.7422124669</text:p>
          </table:table-cell>
          <table:table-cell office:value-type="float" office:value="1.13">
            <text:p>1.13</text:p>
          </table:table-cell>
          <table:table-cell office:value-type="float" office:value="-4.94937887297372">
            <text:p>-4.949378873</text:p>
          </table:table-cell>
          <table:table-cell office:value-type="float" office:value="-8.65406245859493">
            <text:p>-8.6540624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72">
            <text:p>472</text:p>
          </table:table-cell>
          <table:table-cell office:value-type="float" office:value="958">
            <text:p>958</text:p>
          </table:table-cell>
          <table:table-cell office:value-type="float" office:value="472">
            <text:p>472</text:p>
          </table:table-cell>
          <table:table-cell office:value-type="float" office:value="2629">
            <text:p>2629</text:p>
          </table:table-cell>
          <table:table-cell office:value-type="float" office:value="5535">
            <text:p>5535</text:p>
          </table:table-cell>
          <table:table-cell office:value-type="float" office:value="18662">
            <text:p>18662</text:p>
          </table:table-cell>
          <table:table-cell office:value-type="float" office:value="-546">
            <text:p>-546</text:p>
          </table:table-cell>
          <table:table-cell office:value-type="float" office:value="-1149.6">
            <text:p>-1149.6</text:p>
          </table:table-cell>
          <table:table-cell office:value-type="float" office:value="0">
            <text:p>0</text:p>
          </table:table-cell>
          <table:table-cell office:value-type="float" office:value="-0.207683529859262">
            <text:p>-0.2076835299</text:p>
          </table:table-cell>
          <table:table-cell office:value-type="float" office:value="-0.20769647696477">
            <text:p>-0.207696477</text:p>
          </table:table-cell>
          <table:table-cell office:value-type="float" office:value="0">
            <text:p>0</text:p>
          </table:table-cell>
          <table:table-cell office:value-type="float" office:value="0.357647244699197">
            <text:p>0.3576472447</text:p>
          </table:table-cell>
          <table:table-cell office:value-type="float" office:value="0.357612470648717">
            <text:p>0.3576124706</text:p>
          </table:table-cell>
          <table:table-cell office:value-type="float" office:value="1.13">
            <text:p>1.13</text:p>
          </table:table-cell>
          <table:table-cell office:value-type="float" office:value="-2.97750817795189">
            <text:p>-2.977508178</text:p>
          </table:table-cell>
          <table:table-cell office:value-type="float" office:value="-2.97729918697671">
            <text:p>-2.9772991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5">
            <text:p>5</text:p>
          </table:table-cell>
          <table:table-cell office:value-type="float" office:value="437">
            <text:p>437</text:p>
          </table:table-cell>
          <table:table-cell office:value-type="float" office:value="620">
            <text:p>620</text:p>
          </table:table-cell>
          <table:table-cell office:value-type="float" office:value="437">
            <text:p>437</text:p>
          </table:table-cell>
          <table:table-cell office:value-type="float" office:value="2210">
            <text:p>2210</text:p>
          </table:table-cell>
          <table:table-cell office:value-type="float" office:value="5452">
            <text:p>5452</text:p>
          </table:table-cell>
          <table:table-cell office:value-type="float" office:value="19375">
            <text:p>19375</text:p>
          </table:table-cell>
          <table:table-cell table:number-columns-repeated="6" office:value-type="float" office:value="0">
            <text:p>0</text:p>
          </table:table-cell>
          <table:table-cell office:value-type="float" office:value="0.46">
            <text:p>0.46</text:p>
          </table:table-cell>
          <table:table-cell office:value-type="float" office:value="0.48">
            <text:p>0.4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5">
            <text:p>5</text:p>
          </table:table-cell>
          <table:table-cell office:value-type="float" office:value="394">
            <text:p>394</text:p>
          </table:table-cell>
          <table:table-cell office:value-type="float" office:value="578">
            <text:p>578</text:p>
          </table:table-cell>
          <table:table-cell office:value-type="float" office:value="394">
            <text:p>394</text:p>
          </table:table-cell>
          <table:table-cell office:value-type="float" office:value="1857">
            <text:p>1857</text:p>
          </table:table-cell>
          <table:table-cell office:value-type="float" office:value="4686">
            <text:p>4686</text:p>
          </table:table-cell>
          <table:table-cell office:value-type="float" office:value="20115">
            <text:p>20115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46">
            <text:p>0.46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344">
            <text:p>344</text:p>
          </table:table-cell>
          <table:table-cell office:value-type="float" office:value="1561">
            <text:p>1561</text:p>
          </table:table-cell>
          <table:table-cell office:value-type="float" office:value="4077">
            <text:p>4077</text:p>
          </table:table-cell>
          <table:table-cell office:value-type="float" office:value="20884">
            <text:p>20884</text:p>
          </table:table-cell>
          <table:table-cell table:number-columns-repeated="6" office:value-type="float" office:value="0">
            <text:p>0</text:p>
          </table:table-cell>
          <table:table-cell office:value-type="float" office:value="0.46">
            <text:p>0.46</text:p>
          </table:table-cell>
          <table:table-cell office:value-type="float" office:value="0.78">
            <text:p>0.7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8.5">
            <text:p>118.5</text:p>
          </table:table-cell>
          <table:table-cell office:value-type="float" office:value="5364">
            <text:p>5364</text:p>
          </table:table-cell>
          <table:table-cell office:value-type="float" office:value="23216.5">
            <text:p>23216.5</text:p>
          </table:table-cell>
          <table:table-cell office:value-type="float" office:value="11.5475">
            <text:p>11.5475</text:p>
          </table:table-cell>
          <table:table-cell table:number-columns-repeated="3" office:value-type="float" office:value="5">
            <text:p>5</text:p>
          </table:table-cell>
          <table:table-cell office:value-type="float" office:value="367">
            <text:p>367</text:p>
          </table:table-cell>
          <table:table-cell office:value-type="float" office:value="833">
            <text:p>833</text:p>
          </table:table-cell>
          <table:table-cell office:value-type="float" office:value="367">
            <text:p>367</text:p>
          </table:table-cell>
          <table:table-cell office:value-type="float" office:value="1312">
            <text:p>1312</text:p>
          </table:table-cell>
          <table:table-cell office:value-type="float" office:value="3542">
            <text:p>3542</text:p>
          </table:table-cell>
          <table:table-cell office:value-type="float" office:value="21682">
            <text:p>21682</text:p>
          </table:table-cell>
          <table:table-cell table:number-columns-repeated="6" office:value-type="float" office:value="0">
            <text:p>0</text:p>
          </table:table-cell>
          <table:table-cell office:value-type="float" office:value="0.46">
            <text:p>0.46</text:p>
          </table:table-cell>
          <table:table-cell office:value-type="float" office:value="0.34">
            <text:p>0.34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18.666666666667">
            <text:p>118.6666666667</text:p>
          </table:table-cell>
          <table:table-cell office:value-type="float" office:value="5270">
            <text:p>5270</text:p>
          </table:table-cell>
          <table:table-cell office:value-type="float" office:value="23379">
            <text:p>23379</text:p>
          </table:table-cell>
          <table:table-cell office:value-type="float" office:value="12.3933333333333">
            <text:p>12.3933333333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347">
            <text:p>347</text:p>
          </table:table-cell>
          <table:table-cell office:value-type="float" office:value="1103">
            <text:p>1103</text:p>
          </table:table-cell>
          <table:table-cell office:value-type="float" office:value="3061">
            <text:p>3061</text:p>
          </table:table-cell>
          <table:table-cell office:value-type="float" office:value="22511">
            <text:p>22511</text:p>
          </table:table-cell>
          <table:table-cell table:number-columns-repeated="6" office:value-type="float" office:value="0">
            <text:p>0</text:p>
          </table:table-cell>
          <table:table-cell office:value-type="float" office:value="0.46">
            <text:p>0.46</text:p>
          </table:table-cell>
          <table:table-cell office:value-type="float" office:value="0.34">
            <text:p>0.34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18" table:number-columns-repeated="3" table:default-cell-style-name="Default"/>
        <table:table-column table:style-name="co13" table:number-columns-repeated="3" table:default-cell-style-name="Default"/>
        <table:table-row table:style-name="ro1">
          <table:table-cell office:value-type="float" office:value="0.34">
            <text:p>0.34</text:p>
          </table:table-cell>
          <table:table-cell office:value-type="float" office:value="0.46">
            <text:p>0.46</text:p>
          </table:table-cell>
          <table:table-cell office:value-type="float" office:value="1.13">
            <text:p>1.13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1.9">
            <text:p>11.9</text:p>
          </table:table-cell>
          <table:table-cell office:value-type="float" office:value="22.2">
            <text:p>22.2</text:p>
          </table:table-cell>
          <table:table-cell office:value-type="float" office:value="23.2">
            <text:p>23.2</text:p>
          </table:table-cell>
          <table:table-cell office:value-type="float" office:value="11700">
            <text:p>11700</text:p>
          </table:table-cell>
          <table:table-cell office:value-type="float" office:value="12934">
            <text:p>12934</text:p>
          </table:table-cell>
          <table:table-cell office:value-type="float" office:value="13533">
            <text:p>135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2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22:13.44</dc:date>
    <dc:creator>Liam Widdess</dc:creator>
    <meta:editing-duration>P2DT3H30M44S</meta:editing-duration>
    <meta:editing-cycles>185</meta:editing-cycles>
    <meta:generator>OpenOffice/4.1.7$Win32 OpenOffice.org_project/417m1$Build-9800</meta:generator>
    <meta:document-statistic meta:table-count="8" meta:cell-count="9450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211">
                <text:p>17211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397">
                <text:p>1839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560">
                <text:p>18560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486">
                <text:p>1848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886">
                <text:p>12886</text:p>
              </table:table-cell>
              <table:table-cell office:value-type="float" office:value="19508">
                <text:p>1950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598">
                <text:p>13598</text:p>
              </table:table-cell>
              <table:table-cell office:value-type="float" office:value="21733">
                <text:p>2173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929">
                <text:p>13929</text:p>
              </table:table-cell>
              <table:table-cell office:value-type="float" office:value="23343">
                <text:p>23343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725">
                <text:p>14725</text:p>
              </table:table-cell>
              <table:table-cell office:value-type="float" office:value="24771">
                <text:p>24771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0101">
                <text:p>10101</text:p>
              </table:table-cell>
              <table:table-cell office:value-type="float" office:value="15680">
                <text:p>15680</text:p>
              </table:table-cell>
              <table:table-cell office:value-type="float" office:value="26262">
                <text:p>2626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645">
                <text:p>10645</text:p>
              </table:table-cell>
              <table:table-cell office:value-type="float" office:value="16348">
                <text:p>16348</text:p>
              </table:table-cell>
              <table:table-cell office:value-type="float" office:value="27507">
                <text:p>27507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898">
                <text:p>10898</text:p>
              </table:table-cell>
              <table:table-cell office:value-type="float" office:value="17272">
                <text:p>17272</text:p>
              </table:table-cell>
              <table:table-cell office:value-type="float" office:value="28707">
                <text:p>2870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786">
                <text:p>10786</text:p>
              </table:table-cell>
              <table:table-cell office:value-type="float" office:value="18258">
                <text:p>18258</text:p>
              </table:table-cell>
              <table:table-cell office:value-type="float" office:value="30121">
                <text:p>3012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1322">
                <text:p>11322</text:p>
              </table:table-cell>
              <table:table-cell office:value-type="float" office:value="19243">
                <text:p>19243</text:p>
              </table:table-cell>
              <table:table-cell office:value-type="float" office:value="31902">
                <text:p>3190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718">
                <text:p>12718</text:p>
              </table:table-cell>
              <table:table-cell office:value-type="float" office:value="20525">
                <text:p>20525</text:p>
              </table:table-cell>
              <table:table-cell office:value-type="float" office:value="32343">
                <text:p>32343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566">
                <text:p>13566</text:p>
              </table:table-cell>
              <table:table-cell office:value-type="float" office:value="21458">
                <text:p>21458</text:p>
              </table:table-cell>
              <table:table-cell office:value-type="float" office:value="30671">
                <text:p>30671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4485">
                <text:p>14485</text:p>
              </table:table-cell>
              <table:table-cell office:value-type="float" office:value="21630">
                <text:p>21630</text:p>
              </table:table-cell>
              <table:table-cell office:value-type="float" office:value="30163">
                <text:p>30163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5509">
                <text:p>15509</text:p>
              </table:table-cell>
              <table:table-cell office:value-type="float" office:value="21214">
                <text:p>21214</text:p>
              </table:table-cell>
              <table:table-cell office:value-type="float" office:value="31817">
                <text:p>3181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173">
                <text:p>16173</text:p>
              </table:table-cell>
              <table:table-cell office:value-type="float" office:value="20703">
                <text:p>20703</text:p>
              </table:table-cell>
              <table:table-cell office:value-type="float" office:value="32406">
                <text:p>3240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6640">
                <text:p>16640</text:p>
              </table:table-cell>
              <table:table-cell office:value-type="float" office:value="21449">
                <text:p>21449</text:p>
              </table:table-cell>
              <table:table-cell office:value-type="float" office:value="30717">
                <text:p>30717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7224">
                <text:p>17224</text:p>
              </table:table-cell>
              <table:table-cell office:value-type="float" office:value="22359">
                <text:p>22359</text:p>
              </table:table-cell>
              <table:table-cell office:value-type="float" office:value="30273">
                <text:p>30273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5575">
                <text:p>15575</text:p>
              </table:table-cell>
              <table:table-cell office:value-type="float" office:value="22868">
                <text:p>22868</text:p>
              </table:table-cell>
              <table:table-cell office:value-type="float" office:value="32038">
                <text:p>32038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5550">
                <text:p>15550</text:p>
              </table:table-cell>
              <table:table-cell office:value-type="float" office:value="23298">
                <text:p>23298</text:p>
              </table:table-cell>
              <table:table-cell office:value-type="float" office:value="32559">
                <text:p>32559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5618">
                <text:p>15618</text:p>
              </table:table-cell>
              <table:table-cell office:value-type="float" office:value="21878">
                <text:p>21878</text:p>
              </table:table-cell>
              <table:table-cell office:value-type="float" office:value="30800">
                <text:p>30800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6080">
                <text:p>16080</text:p>
              </table:table-cell>
              <table:table-cell office:value-type="float" office:value="21878">
                <text:p>21878</text:p>
              </table:table-cell>
              <table:table-cell office:value-type="float" office:value="30181">
                <text:p>30181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5575">
                <text:p>15575</text:p>
              </table:table-cell>
              <table:table-cell office:value-type="float" office:value="21255">
                <text:p>21255</text:p>
              </table:table-cell>
              <table:table-cell office:value-type="float" office:value="32057">
                <text:p>32057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5172">
                <text:p>15172</text:p>
              </table:table-cell>
              <table:table-cell office:value-type="float" office:value="21270">
                <text:p>21270</text:p>
              </table:table-cell>
              <table:table-cell office:value-type="float" office:value="32488">
                <text:p>32488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5618">
                <text:p>15618</text:p>
              </table:table-cell>
              <table:table-cell office:value-type="float" office:value="21300">
                <text:p>21300</text:p>
              </table:table-cell>
              <table:table-cell office:value-type="float" office:value="31243">
                <text:p>31243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5855">
                <text:p>15855</text:p>
              </table:table-cell>
              <table:table-cell office:value-type="float" office:value="21180">
                <text:p>21180</text:p>
              </table:table-cell>
              <table:table-cell office:value-type="float" office:value="33295">
                <text:p>33295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6062">
                <text:p>16062</text:p>
              </table:table-cell>
              <table:table-cell office:value-type="float" office:value="22442">
                <text:p>22442</text:p>
              </table:table-cell>
              <table:table-cell office:value-type="float" office:value="35081">
                <text:p>35081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6028">
                <text:p>16028</text:p>
              </table:table-cell>
              <table:table-cell office:value-type="float" office:value="22662">
                <text:p>22662</text:p>
              </table:table-cell>
              <table:table-cell office:value-type="float" office:value="36058">
                <text:p>3605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6372">
                <text:p>16372</text:p>
              </table:table-cell>
              <table:table-cell office:value-type="float" office:value="21719">
                <text:p>21719</text:p>
              </table:table-cell>
              <table:table-cell office:value-type="float" office:value="34882">
                <text:p>3488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5855">
                <text:p>15855</text:p>
              </table:table-cell>
              <table:table-cell office:value-type="float" office:value="23037">
                <text:p>23037</text:p>
              </table:table-cell>
              <table:table-cell office:value-type="float" office:value="32985">
                <text:p>32985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5548">
                <text:p>15548</text:p>
              </table:table-cell>
              <table:table-cell office:value-type="float" office:value="20836">
                <text:p>20836</text:p>
              </table:table-cell>
              <table:table-cell office:value-type="float" office:value="34221">
                <text:p>34221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4622">
                <text:p>14622</text:p>
              </table:table-cell>
              <table:table-cell office:value-type="float" office:value="20823">
                <text:p>20823</text:p>
              </table:table-cell>
              <table:table-cell office:value-type="float" office:value="34984">
                <text:p>34984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3014">
                <text:p>13014</text:p>
              </table:table-cell>
              <table:table-cell office:value-type="float" office:value="21032">
                <text:p>21032</text:p>
              </table:table-cell>
              <table:table-cell office:value-type="float" office:value="33946">
                <text:p>339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2010">
                <text:p>12010</text:p>
              </table:table-cell>
              <table:table-cell office:value-type="float" office:value="20977">
                <text:p>20977</text:p>
              </table:table-cell>
              <table:table-cell office:value-type="float" office:value="31957">
                <text:p>3195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2494">
                <text:p>12494</text:p>
              </table:table-cell>
              <table:table-cell office:value-type="float" office:value="20312">
                <text:p>20312</text:p>
              </table:table-cell>
              <table:table-cell office:value-type="float" office:value="33464">
                <text:p>33464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3148">
                <text:p>13148</text:p>
              </table:table-cell>
              <table:table-cell office:value-type="float" office:value="20134">
                <text:p>20134</text:p>
              </table:table-cell>
              <table:table-cell office:value-type="float" office:value="34525">
                <text:p>3452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2714">
                <text:p>12714</text:p>
              </table:table-cell>
              <table:table-cell office:value-type="float" office:value="19482">
                <text:p>19482</text:p>
              </table:table-cell>
              <table:table-cell office:value-type="float" office:value="33050">
                <text:p>33050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1709">
                <text:p>11709</text:p>
              </table:table-cell>
              <table:table-cell office:value-type="float" office:value="18150">
                <text:p>18150</text:p>
              </table:table-cell>
              <table:table-cell office:value-type="float" office:value="30391">
                <text:p>30391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2068">
                <text:p>12068</text:p>
              </table:table-cell>
              <table:table-cell office:value-type="float" office:value="17958">
                <text:p>17958</text:p>
              </table:table-cell>
              <table:table-cell office:value-type="float" office:value="27496">
                <text:p>27496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2710">
                <text:p>12710</text:p>
              </table:table-cell>
              <table:table-cell office:value-type="float" office:value="17185">
                <text:p>17185</text:p>
              </table:table-cell>
              <table:table-cell office:value-type="float" office:value="25450">
                <text:p>2545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2235">
                <text:p>12235</text:p>
              </table:table-cell>
              <table:table-cell office:value-type="float" office:value="16013">
                <text:p>16013</text:p>
              </table:table-cell>
              <table:table-cell office:value-type="float" office:value="23107">
                <text:p>2310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1236">
                <text:p>11236</text:p>
              </table:table-cell>
              <table:table-cell office:value-type="float" office:value="15962">
                <text:p>15962</text:p>
              </table:table-cell>
              <table:table-cell office:value-type="float" office:value="23931">
                <text:p>2393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1790">
                <text:p>11790</text:p>
              </table:table-cell>
              <table:table-cell office:value-type="float" office:value="15608">
                <text:p>15608</text:p>
              </table:table-cell>
              <table:table-cell office:value-type="float" office:value="24067">
                <text:p>2406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2115">
                <text:p>12115</text:p>
              </table:table-cell>
              <table:table-cell office:value-type="float" office:value="16160">
                <text:p>16160</text:p>
              </table:table-cell>
              <table:table-cell office:value-type="float" office:value="22957">
                <text:p>22957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1732">
                <text:p>11732</text:p>
              </table:table-cell>
              <table:table-cell office:value-type="float" office:value="15909">
                <text:p>15909</text:p>
              </table:table-cell>
              <table:table-cell office:value-type="float" office:value="22611">
                <text:p>2261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1636">
                <text:p>11636</text:p>
              </table:table-cell>
              <table:table-cell office:value-type="float" office:value="16435">
                <text:p>16435</text:p>
              </table:table-cell>
              <table:table-cell office:value-type="float" office:value="23544">
                <text:p>23544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1576">
                <text:p>11576</text:p>
              </table:table-cell>
              <table:table-cell office:value-type="float" office:value="15492">
                <text:p>15492</text:p>
              </table:table-cell>
              <table:table-cell office:value-type="float" office:value="23213">
                <text:p>2321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469">
                <text:p>10469</text:p>
              </table:table-cell>
              <table:table-cell office:value-type="float" office:value="15512">
                <text:p>15512</text:p>
              </table:table-cell>
              <table:table-cell office:value-type="float" office:value="22637">
                <text:p>22637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8298">
                <text:p>8298</text:p>
              </table:table-cell>
              <table:table-cell office:value-type="float" office:value="14805">
                <text:p>14805</text:p>
              </table:table-cell>
              <table:table-cell office:value-type="float" office:value="22213">
                <text:p>22213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110">
                <text:p>7110</text:p>
              </table:table-cell>
              <table:table-cell office:value-type="float" office:value="14095">
                <text:p>14095</text:p>
              </table:table-cell>
              <table:table-cell office:value-type="float" office:value="23015">
                <text:p>23015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6642">
                <text:p>6642</text:p>
              </table:table-cell>
              <table:table-cell office:value-type="float" office:value="14188">
                <text:p>14188</text:p>
              </table:table-cell>
              <table:table-cell office:value-type="float" office:value="20738">
                <text:p>20738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6210">
                <text:p>6210</text:p>
              </table:table-cell>
              <table:table-cell office:value-type="float" office:value="12994">
                <text:p>12994</text:p>
              </table:table-cell>
              <table:table-cell office:value-type="float" office:value="20937">
                <text:p>20937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6228">
                <text:p>6228</text:p>
              </table:table-cell>
              <table:table-cell office:value-type="float" office:value="11979">
                <text:p>11979</text:p>
              </table:table-cell>
              <table:table-cell office:value-type="float" office:value="21202">
                <text:p>2120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110">
                <text:p>7110</text:p>
              </table:table-cell>
              <table:table-cell office:value-type="float" office:value="12730">
                <text:p>12730</text:p>
              </table:table-cell>
              <table:table-cell office:value-type="float" office:value="22112">
                <text:p>2211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6642">
                <text:p>6642</text:p>
              </table:table-cell>
              <table:table-cell office:value-type="float" office:value="12080">
                <text:p>12080</text:p>
              </table:table-cell>
              <table:table-cell office:value-type="float" office:value="20880">
                <text:p>20880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6210">
                <text:p>6210</text:p>
              </table:table-cell>
              <table:table-cell office:value-type="float" office:value="11935">
                <text:p>11935</text:p>
              </table:table-cell>
              <table:table-cell office:value-type="float" office:value="22440">
                <text:p>22440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6228">
                <text:p>6228</text:p>
              </table:table-cell>
              <table:table-cell office:value-type="float" office:value="10380">
                <text:p>10380</text:p>
              </table:table-cell>
              <table:table-cell office:value-type="float" office:value="19760">
                <text:p>19760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6273">
                <text:p>6273</text:p>
              </table:table-cell>
              <table:table-cell office:value-type="float" office:value="10285">
                <text:p>10285</text:p>
              </table:table-cell>
              <table:table-cell office:value-type="float" office:value="18160">
                <text:p>18160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5400">
                <text:p>5400</text:p>
              </table:table-cell>
              <table:table-cell office:value-type="float" office:value="10296">
                <text:p>10296</text:p>
              </table:table-cell>
              <table:table-cell office:value-type="float" office:value="20880">
                <text:p>20880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5415">
                <text:p>5415</text:p>
              </table:table-cell>
              <table:table-cell office:value-type="float" office:value="10248">
                <text:p>10248</text:p>
              </table:table-cell>
              <table:table-cell office:value-type="float" office:value="22440">
                <text:p>22440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5850">
                <text:p>5850</text:p>
              </table:table-cell>
              <table:table-cell office:value-type="float" office:value="10560">
                <text:p>10560</text:p>
              </table:table-cell>
              <table:table-cell office:value-type="float" office:value="19760">
                <text:p>19760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6915">
                <text:p>6915</text:p>
              </table:table-cell>
              <table:table-cell office:value-type="float" office:value="10962">
                <text:p>10962</text:p>
              </table:table-cell>
              <table:table-cell office:value-type="float" office:value="18440">
                <text:p>18440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6480">
                <text:p>6480</text:p>
              </table:table-cell>
              <table:table-cell office:value-type="float" office:value="10538">
                <text:p>10538</text:p>
              </table:table-cell>
              <table:table-cell office:value-type="float" office:value="18880">
                <text:p>18880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498">
                <text:p>6498</text:p>
              </table:table-cell>
              <table:table-cell office:value-type="float" office:value="10248">
                <text:p>10248</text:p>
              </table:table-cell>
              <table:table-cell office:value-type="float" office:value="17480">
                <text:p>17480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5910">
                <text:p>5910</text:p>
              </table:table-cell>
              <table:table-cell office:value-type="float" office:value="9456">
                <text:p>9456</text:p>
              </table:table-cell>
              <table:table-cell office:value-type="float" office:value="15760">
                <text:p>15760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5160">
                <text:p>5160</text:p>
              </table:table-cell>
              <table:table-cell office:value-type="float" office:value="9504">
                <text:p>9504</text:p>
              </table:table-cell>
              <table:table-cell office:value-type="float" office:value="18440">
                <text:p>18440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5505">
                <text:p>5505</text:p>
              </table:table-cell>
              <table:table-cell office:value-type="float" office:value="9825">
                <text:p>9825</text:p>
              </table:table-cell>
              <table:table-cell office:value-type="float" office:value="18880">
                <text:p>18880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5205">
                <text:p>5205</text:p>
              </table:table-cell>
              <table:table-cell office:value-type="float" office:value="9360">
                <text:p>9360</text:p>
              </table:table-cell>
              <table:table-cell office:value-type="float" office:value="17480">
                <text:p>17480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5148">
                <text:p>5148</text:p>
              </table:table-cell>
              <table:table-cell office:value-type="float" office:value="9456">
                <text:p>9456</text:p>
              </table:table-cell>
              <table:table-cell office:value-type="float" office:value="15760">
                <text:p>15760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4956">
                <text:p>4956</text:p>
              </table:table-cell>
              <table:table-cell office:value-type="float" office:value="8965">
                <text:p>8965</text:p>
              </table:table-cell>
              <table:table-cell office:value-type="float" office:value="14632">
                <text:p>14632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5887">
                <text:p>5887</text:p>
              </table:table-cell>
              <table:table-cell office:value-type="float" office:value="9420">
                <text:p>9420</text:p>
              </table:table-cell>
              <table:table-cell office:value-type="float" office:value="15700">
                <text:p>15700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5540">
                <text:p>5540</text:p>
              </table:table-cell>
              <table:table-cell office:value-type="float" office:value="8864">
                <text:p>8864</text:p>
              </table:table-cell>
              <table:table-cell office:value-type="float" office:value="14773">
                <text:p>14773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499">
                <text:p>5499</text:p>
              </table:table-cell>
              <table:table-cell office:value-type="float" office:value="8632">
                <text:p>8632</text:p>
              </table:table-cell>
              <table:table-cell office:value-type="float" office:value="14663">
                <text:p>1466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6239">
                <text:p>6239</text:p>
              </table:table-cell>
              <table:table-cell office:value-type="float" office:value="9854">
                <text:p>9854</text:p>
              </table:table-cell>
              <table:table-cell office:value-type="float" office:value="16897">
                <text:p>16897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899">
                <text:p>5899</text:p>
              </table:table-cell>
              <table:table-cell office:value-type="float" office:value="10048">
                <text:p>10048</text:p>
              </table:table-cell>
              <table:table-cell office:value-type="float" office:value="17313">
                <text:p>17313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3534">
                <text:p>3534</text:p>
              </table:table-cell>
              <table:table-cell office:value-type="float" office:value="7330">
                <text:p>7330</text:p>
              </table:table-cell>
              <table:table-cell office:value-type="float" office:value="17975">
                <text:p>17975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2629">
                <text:p>2629</text:p>
              </table:table-cell>
              <table:table-cell office:value-type="float" office:value="5535">
                <text:p>5535</text:p>
              </table:table-cell>
              <table:table-cell office:value-type="float" office:value="18662">
                <text:p>1866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2210">
                <text:p>2210</text:p>
              </table:table-cell>
              <table:table-cell office:value-type="float" office:value="5452">
                <text:p>5452</text:p>
              </table:table-cell>
              <table:table-cell office:value-type="float" office:value="19375">
                <text:p>19375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1857">
                <text:p>1857</text:p>
              </table:table-cell>
              <table:table-cell office:value-type="float" office:value="4686">
                <text:p>4686</text:p>
              </table:table-cell>
              <table:table-cell office:value-type="float" office:value="20115">
                <text:p>2011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561">
                <text:p>1561</text:p>
              </table:table-cell>
              <table:table-cell office:value-type="float" office:value="4077">
                <text:p>4077</text:p>
              </table:table-cell>
              <table:table-cell office:value-type="float" office:value="20884">
                <text:p>20884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312">
                <text:p>1312</text:p>
              </table:table-cell>
              <table:table-cell office:value-type="float" office:value="3542">
                <text:p>3542</text:p>
              </table:table-cell>
              <table:table-cell office:value-type="float" office:value="21682">
                <text:p>2168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03">
                <text:p>1103</text:p>
              </table:table-cell>
              <table:table-cell office:value-type="float" office:value="3061">
                <text:p>3061</text:p>
              </table:table-cell>
              <table:table-cell office:value-type="float" office:value="22511">
                <text:p>225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364">
                <text:p>536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270">
                <text:p>52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cm" svg:y="1.404cm" svg:width="30.899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5475">
                <text:p>11.5475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2.3933333333333">
                <text:p>12.39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8cm" svg:y="1.352cm" svg:width="31.358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3403000077996">
                <text:p>1.0340300007799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973785228292">
                <text:p>1.04973785228292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7989958210889">
                <text:p>1.07989958210889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4847288951015">
                <text:p>1.14847288951015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5308465352793">
                <text:p>1.15308465352793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20610194804004">
                <text:p>1.20610194804004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20812229402503">
                <text:p>1.20812229402503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8744801486175">
                <text:p>1.1874480148617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1047644765806">
                <text:p>1.11047644765806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8668299342866">
                <text:p>1.18668299342866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1653097943549">
                <text:p>1.21653097943549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7212054207978">
                <text:p>1.17212054207978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1176389723639">
                <text:p>1.1117638972363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.01161129760109">
                <text:p>1.01161129760109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97155298026773">
                <text:p>0.997155298026773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0.996810666496418">
                <text:p>0.99681066649641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12045853650167">
                <text:p>1.12045853650167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6761689997782">
                <text:p>0.98676168999778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1680416633687">
                <text:p>1.01680416633687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0.981520647090297">
                <text:p>0.981520647090297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0.959471864022414">
                <text:p>0.959471864022414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9192599925084">
                <text:p>0.979192599925084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.04490165935468">
                <text:p>1.04490165935468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56594723704">
                <text:p>1.05659472370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7746882607618">
                <text:p>1.07746882607618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1279851387641">
                <text:p>0.98127985138764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987101744431254">
                <text:p>0.987101744431254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247682059615">
                <text:p>1.01247682059615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0304317190848">
                <text:p>1.00304317190848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9918015600773">
                <text:p>0.83991801560077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0.805712775848585">
                <text:p>0.805712775848585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0.957743524472045">
                <text:p>0.957743524472045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7344097661309">
                <text:p>1.07344097661309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59326309231519">
                <text:p>0.859326309231519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3899580008203">
                <text:p>0.813899580008203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8407951333261">
                <text:p>0.958407951333261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907366862486791">
                <text:p>0.90736686248679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.00489708171307">
                <text:p>1.00489708171307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723162144303">
                <text:p>0.97723162144303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49924070022109">
                <text:p>0.949924070022109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85090847422828">
                <text:p>0.985090847422828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4138126313056">
                <text:p>0.96413812631305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3345091597023">
                <text:p>0.93345091597023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892356189997553">
                <text:p>0.89235618999755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70686125246246">
                <text:p>0.97068612524624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88770725467864">
                <text:p>0.88770725467864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27547912629618">
                <text:p>0.927547912629618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65166996527551">
                <text:p>0.965166996527551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733948721140788">
                <text:p>0.73394872114078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84580620947327">
                <text:p>0.984580620947327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32595672355991">
                <text:p>0.932595672355991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74983299115463">
                <text:p>0.74983299115463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775269635154227">
                <text:p>0.775269635154227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858727335086259">
                <text:p>0.8587273350862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97827742272817">
                <text:p>0.99782774227281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69105853277836">
                <text:p>0.969105853277836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.04200545979652">
                <text:p>1.04200545979652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73442692813635">
                <text:p>0.973442692813635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8923786853201">
                <text:p>0.948923786853201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16116131416286">
                <text:p>0.91611613141628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33117820247934">
                <text:p>0.93311782024793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92466000297265">
                <text:p>0.992466000297265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88603841101852">
                <text:p>0.988603841101852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16116131416286">
                <text:p>0.91611613141628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48474185581695">
                <text:p>0.948474185581695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883181097300085">
                <text:p>0.88318109730008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97996825651186">
                <text:p>0.99799682565118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889833990795529">
                <text:p>0.889833990795529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62794221386051">
                <text:p>0.962794221386051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.00219681177094">
                <text:p>1.0021968117709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.07424266986265">
                <text:p>1.07424266986265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70806532804629">
                <text:p>0.870806532804629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751181917050733">
                <text:p>0.75118191705073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829547962176949">
                <text:p>0.829547962176949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7209445506513">
                <text:p>0.7209445506513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742212466929343">
                <text:p>0.74221246692934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0.357612470648717">
                <text:p>0.357612470648717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3216.5">
                <text:p>23216.5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3379">
                <text:p>233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